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ime[s]</text:p>
          </table:table-cell>
          <table:table-cell office:value-type="string">
            <text:p><text:s/>Channel 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.81693">
            <text:p>1.816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.82616">
            <text:p>1.82616</text:p>
          </table:table-cell>
          <table:table-cell office:value-type="float" office:value="1">
            <text:p>1</text:p>
          </table:table-cell>
          <table:table-cell/>
          <table:table-cell table:formula="of:=[.A4]-[.A3]" office:value-type="float" office:value="0.00923000000000007">
            <text:p>0.00923</text:p>
          </table:table-cell>
          <table:table-cell table:formula="of:=[.D4]*1000000" office:value-type="float" office:value="9230.00000000007">
            <text:p>9230.0000000001</text:p>
          </table:table-cell>
        </table:table-row>
        <table:table-row table:style-name="ro1">
          <table:table-cell office:value-type="float" office:value="1.83052">
            <text:p>1.83052</text:p>
          </table:table-cell>
          <table:table-cell office:value-type="float" office:value="0">
            <text:p>0</text:p>
          </table:table-cell>
          <table:table-cell/>
          <table:table-cell table:formula="of:=[.A5]-[.A4]" office:value-type="float" office:value="0.0043599999999997">
            <text:p>0.00436</text:p>
          </table:table-cell>
          <table:table-cell table:formula="of:=[.D5]*1000000" office:value-type="float" office:value="4359.9999999997">
            <text:p>4359.9999999997</text:p>
          </table:table-cell>
        </table:table-row>
        <table:table-row table:style-name="ro1">
          <table:table-cell office:value-type="float" office:value="1.83126">
            <text:p>1.83126</text:p>
          </table:table-cell>
          <table:table-cell office:value-type="float" office:value="1">
            <text:p>1</text:p>
          </table:table-cell>
          <table:table-cell/>
          <table:table-cell table:formula="of:=[.A6]-[.A5]" office:value-type="float" office:value="0.000740000000000185">
            <text:p>0.00074</text:p>
          </table:table-cell>
          <table:table-cell table:formula="of:=[.D6]*1000000" office:value-type="float" office:value="740.000000000185">
            <text:p>740.0000000002</text:p>
          </table:table-cell>
        </table:table-row>
        <table:table-row table:style-name="ro1">
          <table:table-cell office:value-type="float" office:value="1.83315">
            <text:p>1.83315</text:p>
          </table:table-cell>
          <table:table-cell office:value-type="float" office:value="0">
            <text:p>0</text:p>
          </table:table-cell>
          <table:table-cell/>
          <table:table-cell table:formula="of:=[.A7]-[.A6]" office:value-type="float" office:value="0.00188999999999995">
            <text:p>0.00189</text:p>
          </table:table-cell>
          <table:table-cell table:formula="of:=[.D7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3386">
            <text:p>1.83386</text:p>
          </table:table-cell>
          <table:table-cell office:value-type="float" office:value="1">
            <text:p>1</text:p>
          </table:table-cell>
          <table:table-cell/>
          <table:table-cell table:formula="of:=[.A8]-[.A7]" office:value-type="float" office:value="0.000709999999999988">
            <text:p>0.00071</text:p>
          </table:table-cell>
          <table:table-cell table:formula="of:=[.D8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3575">
            <text:p>1.83575</text:p>
          </table:table-cell>
          <table:table-cell office:value-type="float" office:value="0">
            <text:p>0</text:p>
          </table:table-cell>
          <table:table-cell/>
          <table:table-cell table:formula="of:=[.A9]-[.A8]" office:value-type="float" office:value="0.00188999999999995">
            <text:p>0.00189</text:p>
          </table:table-cell>
          <table:table-cell table:formula="of:=[.D9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3646">
            <text:p>1.83646</text:p>
          </table:table-cell>
          <table:table-cell office:value-type="float" office:value="1">
            <text:p>1</text:p>
          </table:table-cell>
          <table:table-cell/>
          <table:table-cell table:formula="of:=[.A10]-[.A9]" office:value-type="float" office:value="0.00071000000000021">
            <text:p>0.00071</text:p>
          </table:table-cell>
          <table:table-cell table:formula="of:=[.D10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83711">
            <text:p>1.83711</text:p>
          </table:table-cell>
          <table:table-cell office:value-type="float" office:value="0">
            <text:p>0</text:p>
          </table:table-cell>
          <table:table-cell/>
          <table:table-cell table:formula="of:=[.A11]-[.A10]" office:value-type="float" office:value="0.000649999999999817">
            <text:p>0.00065</text:p>
          </table:table-cell>
          <table:table-cell table:formula="of:=[.D11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83782">
            <text:p>1.83782</text:p>
          </table:table-cell>
          <table:table-cell office:value-type="float" office:value="1">
            <text:p>1</text:p>
          </table:table-cell>
          <table:table-cell/>
          <table:table-cell table:formula="of:=[.A12]-[.A11]" office:value-type="float" office:value="0.00071000000000021">
            <text:p>0.00071</text:p>
          </table:table-cell>
          <table:table-cell table:formula="of:=[.D12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83847">
            <text:p>1.83847</text:p>
          </table:table-cell>
          <table:table-cell office:value-type="float" office:value="0">
            <text:p>0</text:p>
          </table:table-cell>
          <table:table-cell/>
          <table:table-cell table:formula="of:=[.A13]-[.A12]" office:value-type="float" office:value="0.000649999999999817">
            <text:p>0.00065</text:p>
          </table:table-cell>
          <table:table-cell table:formula="of:=[.D13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83918">
            <text:p>1.83918</text:p>
          </table:table-cell>
          <table:table-cell office:value-type="float" office:value="1">
            <text:p>1</text:p>
          </table:table-cell>
          <table:table-cell/>
          <table:table-cell table:formula="of:=[.A14]-[.A13]" office:value-type="float" office:value="0.000709999999999988">
            <text:p>0.00071</text:p>
          </table:table-cell>
          <table:table-cell table:formula="of:=[.D14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3983">
            <text:p>1.83983</text:p>
          </table:table-cell>
          <table:table-cell office:value-type="float" office:value="0">
            <text:p>0</text:p>
          </table:table-cell>
          <table:table-cell/>
          <table:table-cell table:formula="of:=[.A15]-[.A14]" office:value-type="float" office:value="0.000650000000000039">
            <text:p>0.00065</text:p>
          </table:table-cell>
          <table:table-cell table:formula="of:=[.D15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4054">
            <text:p>1.84054</text:p>
          </table:table-cell>
          <table:table-cell office:value-type="float" office:value="1">
            <text:p>1</text:p>
          </table:table-cell>
          <table:table-cell/>
          <table:table-cell table:formula="of:=[.A16]-[.A15]" office:value-type="float" office:value="0.000709999999999988">
            <text:p>0.00071</text:p>
          </table:table-cell>
          <table:table-cell table:formula="of:=[.D16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4119">
            <text:p>1.84119</text:p>
          </table:table-cell>
          <table:table-cell office:value-type="float" office:value="0">
            <text:p>0</text:p>
          </table:table-cell>
          <table:table-cell/>
          <table:table-cell table:formula="of:=[.A17]-[.A16]" office:value-type="float" office:value="0.000650000000000039">
            <text:p>0.00065</text:p>
          </table:table-cell>
          <table:table-cell table:formula="of:=[.D17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419">
            <text:p>1.8419</text:p>
          </table:table-cell>
          <table:table-cell office:value-type="float" office:value="1">
            <text:p>1</text:p>
          </table:table-cell>
          <table:table-cell/>
          <table:table-cell table:formula="of:=[.A18]-[.A17]" office:value-type="float" office:value="0.000709999999999988">
            <text:p>0.00071</text:p>
          </table:table-cell>
          <table:table-cell table:formula="of:=[.D18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4379">
            <text:p>1.84379</text:p>
          </table:table-cell>
          <table:table-cell office:value-type="float" office:value="0">
            <text:p>0</text:p>
          </table:table-cell>
          <table:table-cell/>
          <table:table-cell table:formula="of:=[.A19]-[.A18]" office:value-type="float" office:value="0.00188999999999995">
            <text:p>0.00189</text:p>
          </table:table-cell>
          <table:table-cell table:formula="of:=[.D19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445">
            <text:p>1.8445</text:p>
          </table:table-cell>
          <table:table-cell office:value-type="float" office:value="1">
            <text:p>1</text:p>
          </table:table-cell>
          <table:table-cell/>
          <table:table-cell table:formula="of:=[.A20]-[.A19]" office:value-type="float" office:value="0.000709999999999988">
            <text:p>0.00071</text:p>
          </table:table-cell>
          <table:table-cell table:formula="of:=[.D20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4641">
            <text:p>1.84641</text:p>
          </table:table-cell>
          <table:table-cell office:value-type="float" office:value="0">
            <text:p>0</text:p>
          </table:table-cell>
          <table:table-cell/>
          <table:table-cell table:formula="of:=[.A21]-[.A20]" office:value-type="float" office:value="0.00191000000000008">
            <text:p>0.00191</text:p>
          </table:table-cell>
          <table:table-cell table:formula="of:=[.D21]*1000000" office:value-type="float" office:value="1910.00000000008">
            <text:p>1910.0000000001</text:p>
          </table:table-cell>
        </table:table-row>
        <table:table-row table:style-name="ro1">
          <table:table-cell office:value-type="float" office:value="1.84712">
            <text:p>1.84712</text:p>
          </table:table-cell>
          <table:table-cell office:value-type="float" office:value="1">
            <text:p>1</text:p>
          </table:table-cell>
          <table:table-cell/>
          <table:table-cell table:formula="of:=[.A22]-[.A21]" office:value-type="float" office:value="0.000709999999999988">
            <text:p>0.00071</text:p>
          </table:table-cell>
          <table:table-cell table:formula="of:=[.D22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4902">
            <text:p>1.84902</text:p>
          </table:table-cell>
          <table:table-cell office:value-type="float" office:value="0">
            <text:p>0</text:p>
          </table:table-cell>
          <table:table-cell/>
          <table:table-cell table:formula="of:=[.A23]-[.A22]" office:value-type="float" office:value="0.00190000000000001">
            <text:p>0.0019</text:p>
          </table:table-cell>
          <table:table-cell table:formula="of:=[.D23]*1000000" office:value-type="float" office:value="1900.00000000001">
            <text:p>1900</text:p>
          </table:table-cell>
        </table:table-row>
        <table:table-row table:style-name="ro1">
          <table:table-cell office:value-type="float" office:value="1.84973">
            <text:p>1.84973</text:p>
          </table:table-cell>
          <table:table-cell office:value-type="float" office:value="1">
            <text:p>1</text:p>
          </table:table-cell>
          <table:table-cell/>
          <table:table-cell table:formula="of:=[.A24]-[.A23]" office:value-type="float" office:value="0.000709999999999988">
            <text:p>0.00071</text:p>
          </table:table-cell>
          <table:table-cell table:formula="of:=[.D24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5162">
            <text:p>1.85162</text:p>
          </table:table-cell>
          <table:table-cell office:value-type="float" office:value="0">
            <text:p>0</text:p>
          </table:table-cell>
          <table:table-cell/>
          <table:table-cell table:formula="of:=[.A25]-[.A24]" office:value-type="float" office:value="0.00188999999999995">
            <text:p>0.00189</text:p>
          </table:table-cell>
          <table:table-cell table:formula="of:=[.D25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5233">
            <text:p>1.85233</text:p>
          </table:table-cell>
          <table:table-cell office:value-type="float" office:value="1">
            <text:p>1</text:p>
          </table:table-cell>
          <table:table-cell/>
          <table:table-cell table:formula="of:=[.A26]-[.A25]" office:value-type="float" office:value="0.000709999999999988">
            <text:p>0.00071</text:p>
          </table:table-cell>
          <table:table-cell table:formula="of:=[.D26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5422">
            <text:p>1.85422</text:p>
          </table:table-cell>
          <table:table-cell office:value-type="float" office:value="0">
            <text:p>0</text:p>
          </table:table-cell>
          <table:table-cell/>
          <table:table-cell table:formula="of:=[.A27]-[.A26]" office:value-type="float" office:value="0.00189000000000017">
            <text:p>0.00189</text:p>
          </table:table-cell>
          <table:table-cell table:formula="of:=[.D27]*1000000" office:value-type="float" office:value="1890.00000000017">
            <text:p>1890.0000000002</text:p>
          </table:table-cell>
        </table:table-row>
        <table:table-row table:style-name="ro1">
          <table:table-cell office:value-type="float" office:value="1.85493">
            <text:p>1.85493</text:p>
          </table:table-cell>
          <table:table-cell office:value-type="float" office:value="1">
            <text:p>1</text:p>
          </table:table-cell>
          <table:table-cell/>
          <table:table-cell table:formula="of:=[.A28]-[.A27]" office:value-type="float" office:value="0.000709999999999766">
            <text:p>0.00071</text:p>
          </table:table-cell>
          <table:table-cell table:formula="of:=[.D28]*1000000" office:value-type="float" office:value="709.999999999766">
            <text:p>709.9999999998</text:p>
          </table:table-cell>
        </table:table-row>
        <table:table-row table:style-name="ro1">
          <table:table-cell office:value-type="float" office:value="1.85558">
            <text:p>1.85558</text:p>
          </table:table-cell>
          <table:table-cell office:value-type="float" office:value="0">
            <text:p>0</text:p>
          </table:table-cell>
          <table:table-cell/>
          <table:table-cell table:formula="of:=[.A29]-[.A28]" office:value-type="float" office:value="0.000650000000000262">
            <text:p>0.00065</text:p>
          </table:table-cell>
          <table:table-cell table:formula="of:=[.D29]*1000000" office:value-type="float" office:value="650.000000000262">
            <text:p>650.0000000003</text:p>
          </table:table-cell>
        </table:table-row>
        <table:table-row table:style-name="ro1">
          <table:table-cell office:value-type="float" office:value="1.85629">
            <text:p>1.85629</text:p>
          </table:table-cell>
          <table:table-cell office:value-type="float" office:value="1">
            <text:p>1</text:p>
          </table:table-cell>
          <table:table-cell/>
          <table:table-cell table:formula="of:=[.A30]-[.A29]" office:value-type="float" office:value="0.000709999999999766">
            <text:p>0.00071</text:p>
          </table:table-cell>
          <table:table-cell table:formula="of:=[.D30]*1000000" office:value-type="float" office:value="709.999999999766">
            <text:p>709.9999999998</text:p>
          </table:table-cell>
        </table:table-row>
        <table:table-row table:style-name="ro1">
          <table:table-cell office:value-type="float" office:value="1.85694">
            <text:p>1.85694</text:p>
          </table:table-cell>
          <table:table-cell office:value-type="float" office:value="0">
            <text:p>0</text:p>
          </table:table-cell>
          <table:table-cell/>
          <table:table-cell table:formula="of:=[.A31]-[.A30]" office:value-type="float" office:value="0.000650000000000039">
            <text:p>0.00065</text:p>
          </table:table-cell>
          <table:table-cell table:formula="of:=[.D31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5765">
            <text:p>1.85765</text:p>
          </table:table-cell>
          <table:table-cell office:value-type="float" office:value="1">
            <text:p>1</text:p>
          </table:table-cell>
          <table:table-cell/>
          <table:table-cell table:formula="of:=[.A32]-[.A31]" office:value-type="float" office:value="0.000709999999999988">
            <text:p>0.00071</text:p>
          </table:table-cell>
          <table:table-cell table:formula="of:=[.D32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583">
            <text:p>1.8583</text:p>
          </table:table-cell>
          <table:table-cell office:value-type="float" office:value="0">
            <text:p>0</text:p>
          </table:table-cell>
          <table:table-cell/>
          <table:table-cell table:formula="of:=[.A33]-[.A32]" office:value-type="float" office:value="0.000650000000000039">
            <text:p>0.00065</text:p>
          </table:table-cell>
          <table:table-cell table:formula="of:=[.D33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5901">
            <text:p>1.85901</text:p>
          </table:table-cell>
          <table:table-cell office:value-type="float" office:value="1">
            <text:p>1</text:p>
          </table:table-cell>
          <table:table-cell/>
          <table:table-cell table:formula="of:=[.A34]-[.A33]" office:value-type="float" office:value="0.000709999999999988">
            <text:p>0.00071</text:p>
          </table:table-cell>
          <table:table-cell table:formula="of:=[.D34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5966">
            <text:p>1.85966</text:p>
          </table:table-cell>
          <table:table-cell office:value-type="float" office:value="0">
            <text:p>0</text:p>
          </table:table-cell>
          <table:table-cell/>
          <table:table-cell table:formula="of:=[.A35]-[.A34]" office:value-type="float" office:value="0.000650000000000039">
            <text:p>0.00065</text:p>
          </table:table-cell>
          <table:table-cell table:formula="of:=[.D35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6037">
            <text:p>1.86037</text:p>
          </table:table-cell>
          <table:table-cell office:value-type="float" office:value="1">
            <text:p>1</text:p>
          </table:table-cell>
          <table:table-cell/>
          <table:table-cell table:formula="of:=[.A36]-[.A35]" office:value-type="float" office:value="0.000709999999999988">
            <text:p>0.00071</text:p>
          </table:table-cell>
          <table:table-cell table:formula="of:=[.D36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6228">
            <text:p>1.86228</text:p>
          </table:table-cell>
          <table:table-cell office:value-type="float" office:value="0">
            <text:p>0</text:p>
          </table:table-cell>
          <table:table-cell/>
          <table:table-cell table:formula="of:=[.A37]-[.A36]" office:value-type="float" office:value="0.00191000000000008">
            <text:p>0.00191</text:p>
          </table:table-cell>
          <table:table-cell table:formula="of:=[.D37]*1000000" office:value-type="float" office:value="1910.00000000008">
            <text:p>1910.0000000001</text:p>
          </table:table-cell>
        </table:table-row>
        <table:table-row table:style-name="ro1">
          <table:table-cell office:value-type="float" office:value="1.86299">
            <text:p>1.86299</text:p>
          </table:table-cell>
          <table:table-cell office:value-type="float" office:value="1">
            <text:p>1</text:p>
          </table:table-cell>
          <table:table-cell/>
          <table:table-cell table:formula="of:=[.A38]-[.A37]" office:value-type="float" office:value="0.000709999999999766">
            <text:p>0.00071</text:p>
          </table:table-cell>
          <table:table-cell table:formula="of:=[.D38]*1000000" office:value-type="float" office:value="709.999999999766">
            <text:p>709.9999999998</text:p>
          </table:table-cell>
        </table:table-row>
        <table:table-row table:style-name="ro1">
          <table:table-cell office:value-type="float" office:value="1.86364">
            <text:p>1.86364</text:p>
          </table:table-cell>
          <table:table-cell office:value-type="float" office:value="0">
            <text:p>0</text:p>
          </table:table-cell>
          <table:table-cell/>
          <table:table-cell table:formula="of:=[.A39]-[.A38]" office:value-type="float" office:value="0.000650000000000262">
            <text:p>0.00065</text:p>
          </table:table-cell>
          <table:table-cell table:formula="of:=[.D39]*1000000" office:value-type="float" office:value="650.000000000262">
            <text:p>650.0000000003</text:p>
          </table:table-cell>
        </table:table-row>
        <table:table-row table:style-name="ro1">
          <table:table-cell office:value-type="float" office:value="1.86435">
            <text:p>1.86435</text:p>
          </table:table-cell>
          <table:table-cell office:value-type="float" office:value="1">
            <text:p>1</text:p>
          </table:table-cell>
          <table:table-cell/>
          <table:table-cell table:formula="of:=[.A40]-[.A39]" office:value-type="float" office:value="0.000709999999999766">
            <text:p>0.00071</text:p>
          </table:table-cell>
          <table:table-cell table:formula="of:=[.D40]*1000000" office:value-type="float" office:value="709.999999999766">
            <text:p>709.9999999998</text:p>
          </table:table-cell>
        </table:table-row>
        <table:table-row table:style-name="ro1">
          <table:table-cell office:value-type="float" office:value="1.865">
            <text:p>1.865</text:p>
          </table:table-cell>
          <table:table-cell office:value-type="float" office:value="0">
            <text:p>0</text:p>
          </table:table-cell>
          <table:table-cell/>
          <table:table-cell table:formula="of:=[.A41]-[.A40]" office:value-type="float" office:value="0.000650000000000039">
            <text:p>0.00065</text:p>
          </table:table-cell>
          <table:table-cell table:formula="of:=[.D41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6571">
            <text:p>1.86571</text:p>
          </table:table-cell>
          <table:table-cell office:value-type="float" office:value="1">
            <text:p>1</text:p>
          </table:table-cell>
          <table:table-cell/>
          <table:table-cell table:formula="of:=[.A42]-[.A41]" office:value-type="float" office:value="0.000709999999999988">
            <text:p>0.00071</text:p>
          </table:table-cell>
          <table:table-cell table:formula="of:=[.D42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6636">
            <text:p>1.86636</text:p>
          </table:table-cell>
          <table:table-cell office:value-type="float" office:value="0">
            <text:p>0</text:p>
          </table:table-cell>
          <table:table-cell/>
          <table:table-cell table:formula="of:=[.A43]-[.A42]" office:value-type="float" office:value="0.000650000000000039">
            <text:p>0.00065</text:p>
          </table:table-cell>
          <table:table-cell table:formula="of:=[.D43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6707">
            <text:p>1.86707</text:p>
          </table:table-cell>
          <table:table-cell office:value-type="float" office:value="1">
            <text:p>1</text:p>
          </table:table-cell>
          <table:table-cell/>
          <table:table-cell table:formula="of:=[.A44]-[.A43]" office:value-type="float" office:value="0.000709999999999988">
            <text:p>0.00071</text:p>
          </table:table-cell>
          <table:table-cell table:formula="of:=[.D44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6772">
            <text:p>1.86772</text:p>
          </table:table-cell>
          <table:table-cell office:value-type="float" office:value="0">
            <text:p>0</text:p>
          </table:table-cell>
          <table:table-cell/>
          <table:table-cell table:formula="of:=[.A45]-[.A44]" office:value-type="float" office:value="0.000650000000000039">
            <text:p>0.00065</text:p>
          </table:table-cell>
          <table:table-cell table:formula="of:=[.D45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6843">
            <text:p>1.86843</text:p>
          </table:table-cell>
          <table:table-cell office:value-type="float" office:value="1">
            <text:p>1</text:p>
          </table:table-cell>
          <table:table-cell/>
          <table:table-cell table:formula="of:=[.A46]-[.A45]" office:value-type="float" office:value="0.000709999999999988">
            <text:p>0.00071</text:p>
          </table:table-cell>
          <table:table-cell table:formula="of:=[.D46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6908">
            <text:p>1.86908</text:p>
          </table:table-cell>
          <table:table-cell office:value-type="float" office:value="0">
            <text:p>0</text:p>
          </table:table-cell>
          <table:table-cell/>
          <table:table-cell table:formula="of:=[.A47]-[.A46]" office:value-type="float" office:value="0.000650000000000039">
            <text:p>0.00065</text:p>
          </table:table-cell>
          <table:table-cell table:formula="of:=[.D47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6979">
            <text:p>1.86979</text:p>
          </table:table-cell>
          <table:table-cell office:value-type="float" office:value="1">
            <text:p>1</text:p>
          </table:table-cell>
          <table:table-cell/>
          <table:table-cell table:formula="of:=[.A48]-[.A47]" office:value-type="float" office:value="0.000709999999999988">
            <text:p>0.00071</text:p>
          </table:table-cell>
          <table:table-cell table:formula="of:=[.D48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7168">
            <text:p>1.87168</text:p>
          </table:table-cell>
          <table:table-cell office:value-type="float" office:value="0">
            <text:p>0</text:p>
          </table:table-cell>
          <table:table-cell/>
          <table:table-cell table:formula="of:=[.A49]-[.A48]" office:value-type="float" office:value="0.00188999999999995">
            <text:p>0.00189</text:p>
          </table:table-cell>
          <table:table-cell table:formula="of:=[.D49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7239">
            <text:p>1.87239</text:p>
          </table:table-cell>
          <table:table-cell office:value-type="float" office:value="1">
            <text:p>1</text:p>
          </table:table-cell>
          <table:table-cell/>
          <table:table-cell table:formula="of:=[.A50]-[.A49]" office:value-type="float" office:value="0.00071000000000021">
            <text:p>0.00071</text:p>
          </table:table-cell>
          <table:table-cell table:formula="of:=[.D50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87428">
            <text:p>1.87428</text:p>
          </table:table-cell>
          <table:table-cell office:value-type="float" office:value="0">
            <text:p>0</text:p>
          </table:table-cell>
          <table:table-cell/>
          <table:table-cell table:formula="of:=[.A51]-[.A50]" office:value-type="float" office:value="0.00188999999999995">
            <text:p>0.00189</text:p>
          </table:table-cell>
          <table:table-cell table:formula="of:=[.D51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1">
            <text:p>1</text:p>
          </table:table-cell>
          <table:table-cell/>
          <table:table-cell table:formula="of:=[.A52]-[.A51]" office:value-type="float" office:value="0.000719999999999832">
            <text:p>0.00072</text:p>
          </table:table-cell>
          <table:table-cell table:formula="of:=[.D52]*1000000" office:value-type="float" office:value="719.999999999832">
            <text:p>719.9999999998</text:p>
          </table:table-cell>
        </table:table-row>
        <table:table-row table:style-name="ro1">
          <table:table-cell office:value-type="float" office:value="1.87691">
            <text:p>1.87691</text:p>
          </table:table-cell>
          <table:table-cell office:value-type="float" office:value="0">
            <text:p>0</text:p>
          </table:table-cell>
          <table:table-cell/>
          <table:table-cell table:formula="of:=[.A53]-[.A52]" office:value-type="float" office:value="0.00191000000000008">
            <text:p>0.00191</text:p>
          </table:table-cell>
          <table:table-cell table:formula="of:=[.D53]*1000000" office:value-type="float" office:value="1910.00000000008">
            <text:p>1910.0000000001</text:p>
          </table:table-cell>
        </table:table-row>
        <table:table-row table:style-name="ro1">
          <table:table-cell office:value-type="float" office:value="1.87762">
            <text:p>1.87762</text:p>
          </table:table-cell>
          <table:table-cell office:value-type="float" office:value="1">
            <text:p>1</text:p>
          </table:table-cell>
          <table:table-cell/>
          <table:table-cell table:formula="of:=[.A54]-[.A53]" office:value-type="float" office:value="0.000709999999999988">
            <text:p>0.00071</text:p>
          </table:table-cell>
          <table:table-cell table:formula="of:=[.D54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7827">
            <text:p>1.87827</text:p>
          </table:table-cell>
          <table:table-cell office:value-type="float" office:value="0">
            <text:p>0</text:p>
          </table:table-cell>
          <table:table-cell/>
          <table:table-cell table:formula="of:=[.A55]-[.A54]" office:value-type="float" office:value="0.000650000000000039">
            <text:p>0.00065</text:p>
          </table:table-cell>
          <table:table-cell table:formula="of:=[.D55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7898">
            <text:p>1.87898</text:p>
          </table:table-cell>
          <table:table-cell office:value-type="float" office:value="1">
            <text:p>1</text:p>
          </table:table-cell>
          <table:table-cell/>
          <table:table-cell table:formula="of:=[.A56]-[.A55]" office:value-type="float" office:value="0.000709999999999988">
            <text:p>0.00071</text:p>
          </table:table-cell>
          <table:table-cell table:formula="of:=[.D56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7962">
            <text:p>1.87962</text:p>
          </table:table-cell>
          <table:table-cell office:value-type="float" office:value="0">
            <text:p>0</text:p>
          </table:table-cell>
          <table:table-cell/>
          <table:table-cell table:formula="of:=[.A57]-[.A56]" office:value-type="float" office:value="0.000639999999999974">
            <text:p>0.00064</text:p>
          </table:table-cell>
          <table:table-cell table:formula="of:=[.D57]*1000000" office:value-type="float" office:value="639.999999999974">
            <text:p>640</text:p>
          </table:table-cell>
        </table:table-row>
        <table:table-row table:style-name="ro1">
          <table:table-cell office:value-type="float" office:value="1.88034">
            <text:p>1.88034</text:p>
          </table:table-cell>
          <table:table-cell office:value-type="float" office:value="1">
            <text:p>1</text:p>
          </table:table-cell>
          <table:table-cell/>
          <table:table-cell table:formula="of:=[.A58]-[.A57]" office:value-type="float" office:value="0.000720000000000054">
            <text:p>0.00072</text:p>
          </table:table-cell>
          <table:table-cell table:formula="of:=[.D58]*1000000" office:value-type="float" office:value="720.000000000054">
            <text:p>720.0000000001</text:p>
          </table:table-cell>
        </table:table-row>
        <table:table-row table:style-name="ro1">
          <table:table-cell office:value-type="float" office:value="1.88098">
            <text:p>1.88098</text:p>
          </table:table-cell>
          <table:table-cell office:value-type="float" office:value="0">
            <text:p>0</text:p>
          </table:table-cell>
          <table:table-cell/>
          <table:table-cell table:formula="of:=[.A59]-[.A58]" office:value-type="float" office:value="0.000639999999999974">
            <text:p>0.00064</text:p>
          </table:table-cell>
          <table:table-cell table:formula="of:=[.D59]*1000000" office:value-type="float" office:value="639.999999999974">
            <text:p>640</text:p>
          </table:table-cell>
        </table:table-row>
        <table:table-row table:style-name="ro1">
          <table:table-cell office:value-type="float" office:value="1.8817">
            <text:p>1.8817</text:p>
          </table:table-cell>
          <table:table-cell office:value-type="float" office:value="1">
            <text:p>1</text:p>
          </table:table-cell>
          <table:table-cell/>
          <table:table-cell table:formula="of:=[.A60]-[.A59]" office:value-type="float" office:value="0.000719999999999832">
            <text:p>0.00072</text:p>
          </table:table-cell>
          <table:table-cell table:formula="of:=[.D60]*1000000" office:value-type="float" office:value="719.999999999832">
            <text:p>719.9999999998</text:p>
          </table:table-cell>
        </table:table-row>
        <table:table-row table:style-name="ro1">
          <table:table-cell office:value-type="float" office:value="1.88234">
            <text:p>1.88234</text:p>
          </table:table-cell>
          <table:table-cell office:value-type="float" office:value="0">
            <text:p>0</text:p>
          </table:table-cell>
          <table:table-cell/>
          <table:table-cell table:formula="of:=[.A61]-[.A60]" office:value-type="float" office:value="0.000640000000000196">
            <text:p>0.00064</text:p>
          </table:table-cell>
          <table:table-cell table:formula="of:=[.D61]*1000000" office:value-type="float" office:value="640.000000000196">
            <text:p>640.0000000002</text:p>
          </table:table-cell>
        </table:table-row>
        <table:table-row table:style-name="ro1">
          <table:table-cell office:value-type="float" office:value="1.88306">
            <text:p>1.88306</text:p>
          </table:table-cell>
          <table:table-cell office:value-type="float" office:value="1">
            <text:p>1</text:p>
          </table:table-cell>
          <table:table-cell/>
          <table:table-cell table:formula="of:=[.A62]-[.A61]" office:value-type="float" office:value="0.000719999999999832">
            <text:p>0.00072</text:p>
          </table:table-cell>
          <table:table-cell table:formula="of:=[.D62]*1000000" office:value-type="float" office:value="719.999999999832">
            <text:p>719.9999999998</text:p>
          </table:table-cell>
        </table:table-row>
        <table:table-row table:style-name="ro1">
          <table:table-cell office:value-type="float" office:value="1.8837">
            <text:p>1.8837</text:p>
          </table:table-cell>
          <table:table-cell office:value-type="float" office:value="0">
            <text:p>0</text:p>
          </table:table-cell>
          <table:table-cell/>
          <table:table-cell table:formula="of:=[.A63]-[.A62]" office:value-type="float" office:value="0.000640000000000196">
            <text:p>0.00064</text:p>
          </table:table-cell>
          <table:table-cell table:formula="of:=[.D63]*1000000" office:value-type="float" office:value="640.000000000196">
            <text:p>640.0000000002</text:p>
          </table:table-cell>
        </table:table-row>
        <table:table-row table:style-name="ro1">
          <table:table-cell office:value-type="float" office:value="1.88442">
            <text:p>1.88442</text:p>
          </table:table-cell>
          <table:table-cell office:value-type="float" office:value="1">
            <text:p>1</text:p>
          </table:table-cell>
          <table:table-cell/>
          <table:table-cell table:formula="of:=[.A64]-[.A63]" office:value-type="float" office:value="0.000719999999999832">
            <text:p>0.00072</text:p>
          </table:table-cell>
          <table:table-cell table:formula="of:=[.D64]*1000000" office:value-type="float" office:value="719.999999999832">
            <text:p>719.9999999998</text:p>
          </table:table-cell>
        </table:table-row>
        <table:table-row table:style-name="ro1">
          <table:table-cell office:value-type="float" office:value="1.88506">
            <text:p>1.88506</text:p>
          </table:table-cell>
          <table:table-cell office:value-type="float" office:value="0">
            <text:p>0</text:p>
          </table:table-cell>
          <table:table-cell/>
          <table:table-cell table:formula="of:=[.A65]-[.A64]" office:value-type="float" office:value="0.000640000000000196">
            <text:p>0.00064</text:p>
          </table:table-cell>
          <table:table-cell table:formula="of:=[.D65]*1000000" office:value-type="float" office:value="640.000000000196">
            <text:p>640.0000000002</text:p>
          </table:table-cell>
        </table:table-row>
        <table:table-row table:style-name="ro1">
          <table:table-cell office:value-type="float" office:value="1.88578">
            <text:p>1.88578</text:p>
          </table:table-cell>
          <table:table-cell office:value-type="float" office:value="1">
            <text:p>1</text:p>
          </table:table-cell>
          <table:table-cell/>
          <table:table-cell table:formula="of:=[.A66]-[.A65]" office:value-type="float" office:value="0.000719999999999832">
            <text:p>0.00072</text:p>
          </table:table-cell>
          <table:table-cell table:formula="of:=[.D66]*1000000" office:value-type="float" office:value="719.999999999832">
            <text:p>719.9999999998</text:p>
          </table:table-cell>
        </table:table-row>
        <table:table-row table:style-name="ro1">
          <table:table-cell office:value-type="float" office:value="1.88642">
            <text:p>1.88642</text:p>
          </table:table-cell>
          <table:table-cell office:value-type="float" office:value="0">
            <text:p>0</text:p>
          </table:table-cell>
          <table:table-cell/>
          <table:table-cell table:formula="of:=[.A67]-[.A66]" office:value-type="float" office:value="0.000640000000000196">
            <text:p>0.00064</text:p>
          </table:table-cell>
          <table:table-cell table:formula="of:=[.D67]*1000000" office:value-type="float" office:value="640.000000000196">
            <text:p>640.0000000002</text:p>
          </table:table-cell>
        </table:table-row>
        <table:table-row table:style-name="ro1">
          <table:table-cell office:value-type="float" office:value="1.88714">
            <text:p>1.88714</text:p>
          </table:table-cell>
          <table:table-cell office:value-type="float" office:value="1">
            <text:p>1</text:p>
          </table:table-cell>
          <table:table-cell/>
          <table:table-cell table:formula="of:=[.A68]-[.A67]" office:value-type="float" office:value="0.000719999999999832">
            <text:p>0.00072</text:p>
          </table:table-cell>
          <table:table-cell table:formula="of:=[.D68]*1000000" office:value-type="float" office:value="719.999999999832">
            <text:p>719.9999999998</text:p>
          </table:table-cell>
        </table:table-row>
        <table:table-row table:style-name="ro1">
          <table:table-cell office:value-type="float" office:value="1.8878">
            <text:p>1.8878</text:p>
          </table:table-cell>
          <table:table-cell office:value-type="float" office:value="0">
            <text:p>0</text:p>
          </table:table-cell>
          <table:table-cell/>
          <table:table-cell table:formula="of:=[.A69]-[.A68]" office:value-type="float" office:value="0.000659999999999883">
            <text:p>0.00066</text:p>
          </table:table-cell>
          <table:table-cell table:formula="of:=[.D69]*1000000" office:value-type="float" office:value="659.999999999883">
            <text:p>659.9999999999</text:p>
          </table:table-cell>
        </table:table-row>
        <table:table-row table:style-name="ro1">
          <table:table-cell office:value-type="float" office:value="1.88851">
            <text:p>1.88851</text:p>
          </table:table-cell>
          <table:table-cell office:value-type="float" office:value="1">
            <text:p>1</text:p>
          </table:table-cell>
          <table:table-cell/>
          <table:table-cell table:formula="of:=[.A70]-[.A69]" office:value-type="float" office:value="0.00071000000000021">
            <text:p>0.00071</text:p>
          </table:table-cell>
          <table:table-cell table:formula="of:=[.D70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88916">
            <text:p>1.88916</text:p>
          </table:table-cell>
          <table:table-cell office:value-type="float" office:value="0">
            <text:p>0</text:p>
          </table:table-cell>
          <table:table-cell/>
          <table:table-cell table:formula="of:=[.A71]-[.A70]" office:value-type="float" office:value="0.000649999999999817">
            <text:p>0.00065</text:p>
          </table:table-cell>
          <table:table-cell table:formula="of:=[.D71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88987">
            <text:p>1.88987</text:p>
          </table:table-cell>
          <table:table-cell office:value-type="float" office:value="1">
            <text:p>1</text:p>
          </table:table-cell>
          <table:table-cell/>
          <table:table-cell table:formula="of:=[.A72]-[.A71]" office:value-type="float" office:value="0.00071000000000021">
            <text:p>0.00071</text:p>
          </table:table-cell>
          <table:table-cell table:formula="of:=[.D72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89052">
            <text:p>1.89052</text:p>
          </table:table-cell>
          <table:table-cell office:value-type="float" office:value="0">
            <text:p>0</text:p>
          </table:table-cell>
          <table:table-cell/>
          <table:table-cell table:formula="of:=[.A73]-[.A72]" office:value-type="float" office:value="0.000649999999999817">
            <text:p>0.00065</text:p>
          </table:table-cell>
          <table:table-cell table:formula="of:=[.D73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8912">
            <text:p>1.8912</text:p>
          </table:table-cell>
          <table:table-cell office:value-type="float" office:value="1">
            <text:p>1</text:p>
          </table:table-cell>
          <table:table-cell/>
          <table:table-cell table:formula="of:=[.A74]-[.A73]" office:value-type="float" office:value="0.000680000000000014">
            <text:p>0.00068</text:p>
          </table:table-cell>
          <table:table-cell table:formula="of:=[.D74]*1000000" office:value-type="float" office:value="680.000000000014">
            <text:p>680</text:p>
          </table:table-cell>
        </table:table-row>
        <table:table-row table:style-name="ro1">
          <table:table-cell office:value-type="float" office:value="1.89188">
            <text:p>1.89188</text:p>
          </table:table-cell>
          <table:table-cell office:value-type="float" office:value="0">
            <text:p>0</text:p>
          </table:table-cell>
          <table:table-cell/>
          <table:table-cell table:formula="of:=[.A75]-[.A74]" office:value-type="float" office:value="0.000680000000000014">
            <text:p>0.00068</text:p>
          </table:table-cell>
          <table:table-cell table:formula="of:=[.D75]*1000000" office:value-type="float" office:value="680.000000000014">
            <text:p>680</text:p>
          </table:table-cell>
        </table:table-row>
        <table:table-row table:style-name="ro1">
          <table:table-cell office:value-type="float" office:value="1.89259">
            <text:p>1.89259</text:p>
          </table:table-cell>
          <table:table-cell office:value-type="float" office:value="1">
            <text:p>1</text:p>
          </table:table-cell>
          <table:table-cell/>
          <table:table-cell table:formula="of:=[.A76]-[.A75]" office:value-type="float" office:value="0.00071000000000021">
            <text:p>0.00071</text:p>
          </table:table-cell>
          <table:table-cell table:formula="of:=[.D76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89324">
            <text:p>1.89324</text:p>
          </table:table-cell>
          <table:table-cell office:value-type="float" office:value="0">
            <text:p>0</text:p>
          </table:table-cell>
          <table:table-cell/>
          <table:table-cell table:formula="of:=[.A77]-[.A76]" office:value-type="float" office:value="0.000649999999999817">
            <text:p>0.00065</text:p>
          </table:table-cell>
          <table:table-cell table:formula="of:=[.D77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89392">
            <text:p>1.89392</text:p>
          </table:table-cell>
          <table:table-cell office:value-type="float" office:value="1">
            <text:p>1</text:p>
          </table:table-cell>
          <table:table-cell/>
          <table:table-cell table:formula="of:=[.A78]-[.A77]" office:value-type="float" office:value="0.000680000000000014">
            <text:p>0.00068</text:p>
          </table:table-cell>
          <table:table-cell table:formula="of:=[.D7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8946">
            <text:p>1.8946</text:p>
          </table:table-cell>
          <table:table-cell office:value-type="float" office:value="0">
            <text:p>0</text:p>
          </table:table-cell>
          <table:table-cell/>
          <table:table-cell table:formula="of:=[.A79]-[.A78]" office:value-type="float" office:value="0.000680000000000014">
            <text:p>0.00068</text:p>
          </table:table-cell>
          <table:table-cell table:formula="of:=[.D79]*1000000" office:value-type="float" office:value="680.000000000014">
            <text:p>680</text:p>
          </table:table-cell>
        </table:table-row>
        <table:table-row table:style-name="ro1">
          <table:table-cell office:value-type="float" office:value="1.89531">
            <text:p>1.89531</text:p>
          </table:table-cell>
          <table:table-cell office:value-type="float" office:value="1">
            <text:p>1</text:p>
          </table:table-cell>
          <table:table-cell/>
          <table:table-cell table:formula="of:=[.A80]-[.A79]" office:value-type="float" office:value="0.000709999999999988">
            <text:p>0.00071</text:p>
          </table:table-cell>
          <table:table-cell table:formula="of:=[.D80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9596">
            <text:p>1.89596</text:p>
          </table:table-cell>
          <table:table-cell office:value-type="float" office:value="0">
            <text:p>0</text:p>
          </table:table-cell>
          <table:table-cell/>
          <table:table-cell table:formula="of:=[.A81]-[.A80]" office:value-type="float" office:value="0.000650000000000039">
            <text:p>0.00065</text:p>
          </table:table-cell>
          <table:table-cell table:formula="of:=[.D81]*1000000" office:value-type="float" office:value="650.000000000039">
            <text:p>650</text:p>
          </table:table-cell>
        </table:table-row>
        <table:table-row table:style-name="ro1">
          <table:table-cell office:value-type="float" office:value="1.89667">
            <text:p>1.89667</text:p>
          </table:table-cell>
          <table:table-cell office:value-type="float" office:value="1">
            <text:p>1</text:p>
          </table:table-cell>
          <table:table-cell/>
          <table:table-cell table:formula="of:=[.A82]-[.A81]" office:value-type="float" office:value="0.000709999999999988">
            <text:p>0.00071</text:p>
          </table:table-cell>
          <table:table-cell table:formula="of:=[.D82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9856">
            <text:p>1.89856</text:p>
          </table:table-cell>
          <table:table-cell office:value-type="float" office:value="0">
            <text:p>0</text:p>
          </table:table-cell>
          <table:table-cell/>
          <table:table-cell table:formula="of:=[.A83]-[.A82]" office:value-type="float" office:value="0.00188999999999995">
            <text:p>0.00189</text:p>
          </table:table-cell>
          <table:table-cell table:formula="of:=[.D83]*1000000" office:value-type="float" office:value="1889.99999999995">
            <text:p>1890</text:p>
          </table:table-cell>
        </table:table-row>
        <table:table-row table:style-name="ro1">
          <table:table-cell office:value-type="float" office:value="1.89927">
            <text:p>1.89927</text:p>
          </table:table-cell>
          <table:table-cell office:value-type="float" office:value="1">
            <text:p>1</text:p>
          </table:table-cell>
          <table:table-cell/>
          <table:table-cell table:formula="of:=[.A84]-[.A83]" office:value-type="float" office:value="0.000709999999999988">
            <text:p>0.00071</text:p>
          </table:table-cell>
          <table:table-cell table:formula="of:=[.D84]*1000000" office:value-type="float" office:value="709.999999999988">
            <text:p>710</text:p>
          </table:table-cell>
        </table:table-row>
        <table:table-row table:style-name="ro1">
          <table:table-cell office:value-type="float" office:value="1.89994">
            <text:p>1.89994</text:p>
          </table:table-cell>
          <table:table-cell office:value-type="float" office:value="0">
            <text:p>0</text:p>
          </table:table-cell>
          <table:table-cell/>
          <table:table-cell table:formula="of:=[.A85]-[.A84]" office:value-type="float" office:value="0.000669999999999948">
            <text:p>0.00067</text:p>
          </table:table-cell>
          <table:table-cell table:formula="of:=[.D8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0065">
            <text:p>1.90065</text:p>
          </table:table-cell>
          <table:table-cell office:value-type="float" office:value="1">
            <text:p>1</text:p>
          </table:table-cell>
          <table:table-cell/>
          <table:table-cell table:formula="of:=[.A86]-[.A85]" office:value-type="float" office:value="0.00071000000000021">
            <text:p>0.00071</text:p>
          </table:table-cell>
          <table:table-cell table:formula="of:=[.D86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9013">
            <text:p>1.9013</text:p>
          </table:table-cell>
          <table:table-cell office:value-type="float" office:value="0">
            <text:p>0</text:p>
          </table:table-cell>
          <table:table-cell/>
          <table:table-cell table:formula="of:=[.A87]-[.A86]" office:value-type="float" office:value="0.000649999999999817">
            <text:p>0.00065</text:p>
          </table:table-cell>
          <table:table-cell table:formula="of:=[.D87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90201">
            <text:p>1.90201</text:p>
          </table:table-cell>
          <table:table-cell office:value-type="float" office:value="1">
            <text:p>1</text:p>
          </table:table-cell>
          <table:table-cell/>
          <table:table-cell table:formula="of:=[.A88]-[.A87]" office:value-type="float" office:value="0.00071000000000021">
            <text:p>0.00071</text:p>
          </table:table-cell>
          <table:table-cell table:formula="of:=[.D88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90266">
            <text:p>1.90266</text:p>
          </table:table-cell>
          <table:table-cell office:value-type="float" office:value="0">
            <text:p>0</text:p>
          </table:table-cell>
          <table:table-cell/>
          <table:table-cell table:formula="of:=[.A89]-[.A88]" office:value-type="float" office:value="0.000649999999999817">
            <text:p>0.00065</text:p>
          </table:table-cell>
          <table:table-cell table:formula="of:=[.D89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90334">
            <text:p>1.90334</text:p>
          </table:table-cell>
          <table:table-cell office:value-type="float" office:value="1">
            <text:p>1</text:p>
          </table:table-cell>
          <table:table-cell/>
          <table:table-cell table:formula="of:=[.A90]-[.A89]" office:value-type="float" office:value="0.000680000000000014">
            <text:p>0.00068</text:p>
          </table:table-cell>
          <table:table-cell table:formula="of:=[.D9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0402">
            <text:p>1.90402</text:p>
          </table:table-cell>
          <table:table-cell office:value-type="float" office:value="0">
            <text:p>0</text:p>
          </table:table-cell>
          <table:table-cell/>
          <table:table-cell table:formula="of:=[.A91]-[.A90]" office:value-type="float" office:value="0.000680000000000014">
            <text:p>0.00068</text:p>
          </table:table-cell>
          <table:table-cell table:formula="of:=[.D91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0473">
            <text:p>1.90473</text:p>
          </table:table-cell>
          <table:table-cell office:value-type="float" office:value="1">
            <text:p>1</text:p>
          </table:table-cell>
          <table:table-cell/>
          <table:table-cell table:formula="of:=[.A92]-[.A91]" office:value-type="float" office:value="0.000709999999999988">
            <text:p>0.00071</text:p>
          </table:table-cell>
          <table:table-cell table:formula="of:=[.D92]*1000000" office:value-type="float" office:value="709.999999999988">
            <text:p>710</text:p>
          </table:table-cell>
        </table:table-row>
        <table:table-row table:style-name="ro1">
          <table:table-cell office:value-type="float" office:value="1.90538">
            <text:p>1.90538</text:p>
          </table:table-cell>
          <table:table-cell office:value-type="float" office:value="0">
            <text:p>0</text:p>
          </table:table-cell>
          <table:table-cell/>
          <table:table-cell table:formula="of:=[.A93]-[.A92]" office:value-type="float" office:value="0.000650000000000039">
            <text:p>0.00065</text:p>
          </table:table-cell>
          <table:table-cell table:formula="of:=[.D93]*1000000" office:value-type="float" office:value="650.000000000039">
            <text:p>650</text:p>
          </table:table-cell>
        </table:table-row>
        <table:table-row table:style-name="ro1">
          <table:table-cell office:value-type="float" office:value="1.90606">
            <text:p>1.90606</text:p>
          </table:table-cell>
          <table:table-cell office:value-type="float" office:value="1">
            <text:p>1</text:p>
          </table:table-cell>
          <table:table-cell/>
          <table:table-cell table:formula="of:=[.A94]-[.A93]" office:value-type="float" office:value="0.000680000000000014">
            <text:p>0.00068</text:p>
          </table:table-cell>
          <table:table-cell table:formula="of:=[.D94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0674">
            <text:p>1.90674</text:p>
          </table:table-cell>
          <table:table-cell office:value-type="float" office:value="0">
            <text:p>0</text:p>
          </table:table-cell>
          <table:table-cell/>
          <table:table-cell table:formula="of:=[.A95]-[.A94]" office:value-type="float" office:value="0.000680000000000014">
            <text:p>0.00068</text:p>
          </table:table-cell>
          <table:table-cell table:formula="of:=[.D95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0743">
            <text:p>1.90743</text:p>
          </table:table-cell>
          <table:table-cell office:value-type="float" office:value="1">
            <text:p>1</text:p>
          </table:table-cell>
          <table:table-cell/>
          <table:table-cell table:formula="of:=[.A96]-[.A95]" office:value-type="float" office:value="0.000690000000000079">
            <text:p>0.00069</text:p>
          </table:table-cell>
          <table:table-cell table:formula="of:=[.D96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081">
            <text:p>1.9081</text:p>
          </table:table-cell>
          <table:table-cell office:value-type="float" office:value="0">
            <text:p>0</text:p>
          </table:table-cell>
          <table:table-cell/>
          <table:table-cell table:formula="of:=[.A97]-[.A96]" office:value-type="float" office:value="0.000669999999999948">
            <text:p>0.00067</text:p>
          </table:table-cell>
          <table:table-cell table:formula="of:=[.D97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0878">
            <text:p>1.90878</text:p>
          </table:table-cell>
          <table:table-cell office:value-type="float" office:value="1">
            <text:p>1</text:p>
          </table:table-cell>
          <table:table-cell/>
          <table:table-cell table:formula="of:=[.A98]-[.A97]" office:value-type="float" office:value="0.000680000000000014">
            <text:p>0.00068</text:p>
          </table:table-cell>
          <table:table-cell table:formula="of:=[.D9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0946">
            <text:p>1.90946</text:p>
          </table:table-cell>
          <table:table-cell office:value-type="float" office:value="0">
            <text:p>0</text:p>
          </table:table-cell>
          <table:table-cell/>
          <table:table-cell table:formula="of:=[.A99]-[.A98]" office:value-type="float" office:value="0.000680000000000014">
            <text:p>0.00068</text:p>
          </table:table-cell>
          <table:table-cell table:formula="of:=[.D99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1014">
            <text:p>1.91014</text:p>
          </table:table-cell>
          <table:table-cell office:value-type="float" office:value="1">
            <text:p>1</text:p>
          </table:table-cell>
          <table:table-cell/>
          <table:table-cell table:formula="of:=[.A100]-[.A99]" office:value-type="float" office:value="0.000680000000000014">
            <text:p>0.00068</text:p>
          </table:table-cell>
          <table:table-cell table:formula="of:=[.D10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1083">
            <text:p>1.91083</text:p>
          </table:table-cell>
          <table:table-cell office:value-type="float" office:value="0">
            <text:p>0</text:p>
          </table:table-cell>
          <table:table-cell/>
          <table:table-cell table:formula="of:=[.A101]-[.A100]" office:value-type="float" office:value="0.000689999999999857">
            <text:p>0.00069</text:p>
          </table:table-cell>
          <table:table-cell table:formula="of:=[.D101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1154">
            <text:p>1.91154</text:p>
          </table:table-cell>
          <table:table-cell office:value-type="float" office:value="1">
            <text:p>1</text:p>
          </table:table-cell>
          <table:table-cell/>
          <table:table-cell table:formula="of:=[.A102]-[.A101]" office:value-type="float" office:value="0.000709999999999988">
            <text:p>0.00071</text:p>
          </table:table-cell>
          <table:table-cell table:formula="of:=[.D102]*1000000" office:value-type="float" office:value="709.999999999988">
            <text:p>710</text:p>
          </table:table-cell>
        </table:table-row>
        <table:table-row table:style-name="ro1">
          <table:table-cell office:value-type="float" office:value="1.91219">
            <text:p>1.91219</text:p>
          </table:table-cell>
          <table:table-cell office:value-type="float" office:value="0">
            <text:p>0</text:p>
          </table:table-cell>
          <table:table-cell/>
          <table:table-cell table:formula="of:=[.A103]-[.A102]" office:value-type="float" office:value="0.000650000000000039">
            <text:p>0.00065</text:p>
          </table:table-cell>
          <table:table-cell table:formula="of:=[.D103]*1000000" office:value-type="float" office:value="650.000000000039">
            <text:p>650</text:p>
          </table:table-cell>
        </table:table-row>
        <table:table-row table:style-name="ro1">
          <table:table-cell office:value-type="float" office:value="1.91288">
            <text:p>1.91288</text:p>
          </table:table-cell>
          <table:table-cell office:value-type="float" office:value="1">
            <text:p>1</text:p>
          </table:table-cell>
          <table:table-cell/>
          <table:table-cell table:formula="of:=[.A104]-[.A103]" office:value-type="float" office:value="0.000689999999999857">
            <text:p>0.00069</text:p>
          </table:table-cell>
          <table:table-cell table:formula="of:=[.D104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1355">
            <text:p>1.91355</text:p>
          </table:table-cell>
          <table:table-cell office:value-type="float" office:value="0">
            <text:p>0</text:p>
          </table:table-cell>
          <table:table-cell/>
          <table:table-cell table:formula="of:=[.A105]-[.A104]" office:value-type="float" office:value="0.00067000000000017">
            <text:p>0.00067</text:p>
          </table:table-cell>
          <table:table-cell table:formula="of:=[.D105]*1000000" office:value-type="float" office:value="670.00000000017">
            <text:p>670.0000000002</text:p>
          </table:table-cell>
        </table:table-row>
        <table:table-row table:style-name="ro1">
          <table:table-cell office:value-type="float" office:value="1.91424">
            <text:p>1.91424</text:p>
          </table:table-cell>
          <table:table-cell office:value-type="float" office:value="1">
            <text:p>1</text:p>
          </table:table-cell>
          <table:table-cell/>
          <table:table-cell table:formula="of:=[.A106]-[.A105]" office:value-type="float" office:value="0.000689999999999857">
            <text:p>0.00069</text:p>
          </table:table-cell>
          <table:table-cell table:formula="of:=[.D106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1491">
            <text:p>1.91491</text:p>
          </table:table-cell>
          <table:table-cell office:value-type="float" office:value="0">
            <text:p>0</text:p>
          </table:table-cell>
          <table:table-cell/>
          <table:table-cell table:formula="of:=[.A107]-[.A106]" office:value-type="float" office:value="0.00067000000000017">
            <text:p>0.00067</text:p>
          </table:table-cell>
          <table:table-cell table:formula="of:=[.D107]*1000000" office:value-type="float" office:value="670.00000000017">
            <text:p>670.0000000002</text:p>
          </table:table-cell>
        </table:table-row>
        <table:table-row table:style-name="ro1">
          <table:table-cell office:value-type="float" office:value="1.9156">
            <text:p>1.9156</text:p>
          </table:table-cell>
          <table:table-cell office:value-type="float" office:value="1">
            <text:p>1</text:p>
          </table:table-cell>
          <table:table-cell/>
          <table:table-cell table:formula="of:=[.A108]-[.A107]" office:value-type="float" office:value="0.000689999999999857">
            <text:p>0.00069</text:p>
          </table:table-cell>
          <table:table-cell table:formula="of:=[.D108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1627">
            <text:p>1.91627</text:p>
          </table:table-cell>
          <table:table-cell office:value-type="float" office:value="0">
            <text:p>0</text:p>
          </table:table-cell>
          <table:table-cell/>
          <table:table-cell table:formula="of:=[.A109]-[.A108]" office:value-type="float" office:value="0.000669999999999948">
            <text:p>0.00067</text:p>
          </table:table-cell>
          <table:table-cell table:formula="of:=[.D109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1698">
            <text:p>1.91698</text:p>
          </table:table-cell>
          <table:table-cell office:value-type="float" office:value="1">
            <text:p>1</text:p>
          </table:table-cell>
          <table:table-cell/>
          <table:table-cell table:formula="of:=[.A110]-[.A109]" office:value-type="float" office:value="0.00071000000000021">
            <text:p>0.00071</text:p>
          </table:table-cell>
          <table:table-cell table:formula="of:=[.D110]*1000000" office:value-type="float" office:value="710.00000000021">
            <text:p>710.0000000002</text:p>
          </table:table-cell>
        </table:table-row>
        <table:table-row table:style-name="ro1">
          <table:table-cell office:value-type="float" office:value="1.91763">
            <text:p>1.91763</text:p>
          </table:table-cell>
          <table:table-cell office:value-type="float" office:value="0">
            <text:p>0</text:p>
          </table:table-cell>
          <table:table-cell/>
          <table:table-cell table:formula="of:=[.A111]-[.A110]" office:value-type="float" office:value="0.000649999999999817">
            <text:p>0.00065</text:p>
          </table:table-cell>
          <table:table-cell table:formula="of:=[.D111]*1000000" office:value-type="float" office:value="649.999999999817">
            <text:p>649.9999999998</text:p>
          </table:table-cell>
        </table:table-row>
        <table:table-row table:style-name="ro1">
          <table:table-cell office:value-type="float" office:value="1.91832">
            <text:p>1.91832</text:p>
          </table:table-cell>
          <table:table-cell office:value-type="float" office:value="1">
            <text:p>1</text:p>
          </table:table-cell>
          <table:table-cell/>
          <table:table-cell table:formula="of:=[.A112]-[.A111]" office:value-type="float" office:value="0.000690000000000079">
            <text:p>0.00069</text:p>
          </table:table-cell>
          <table:table-cell table:formula="of:=[.D112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2023">
            <text:p>1.92023</text:p>
          </table:table-cell>
          <table:table-cell office:value-type="float" office:value="0">
            <text:p>0</text:p>
          </table:table-cell>
          <table:table-cell/>
          <table:table-cell table:formula="of:=[.A113]-[.A112]" office:value-type="float" office:value="0.00191000000000008">
            <text:p>0.00191</text:p>
          </table:table-cell>
          <table:table-cell table:formula="of:=[.D113]*1000000" office:value-type="float" office:value="1910.00000000008">
            <text:p>1910.0000000001</text:p>
          </table:table-cell>
        </table:table-row>
        <table:table-row table:style-name="ro1">
          <table:table-cell office:value-type="float" office:value="1.92092">
            <text:p>1.92092</text:p>
          </table:table-cell>
          <table:table-cell office:value-type="float" office:value="1">
            <text:p>1</text:p>
          </table:table-cell>
          <table:table-cell/>
          <table:table-cell table:formula="of:=[.A114]-[.A113]" office:value-type="float" office:value="0.000690000000000079">
            <text:p>0.00069</text:p>
          </table:table-cell>
          <table:table-cell table:formula="of:=[.D114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2159">
            <text:p>1.92159</text:p>
          </table:table-cell>
          <table:table-cell office:value-type="float" office:value="0">
            <text:p>0</text:p>
          </table:table-cell>
          <table:table-cell/>
          <table:table-cell table:formula="of:=[.A115]-[.A114]" office:value-type="float" office:value="0.000669999999999948">
            <text:p>0.00067</text:p>
          </table:table-cell>
          <table:table-cell table:formula="of:=[.D11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2228">
            <text:p>1.92228</text:p>
          </table:table-cell>
          <table:table-cell office:value-type="float" office:value="1">
            <text:p>1</text:p>
          </table:table-cell>
          <table:table-cell/>
          <table:table-cell table:formula="of:=[.A116]-[.A115]" office:value-type="float" office:value="0.000690000000000079">
            <text:p>0.00069</text:p>
          </table:table-cell>
          <table:table-cell table:formula="of:=[.D116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2297">
            <text:p>1.92297</text:p>
          </table:table-cell>
          <table:table-cell office:value-type="float" office:value="0">
            <text:p>0</text:p>
          </table:table-cell>
          <table:table-cell/>
          <table:table-cell table:formula="of:=[.A117]-[.A116]" office:value-type="float" office:value="0.000689999999999857">
            <text:p>0.00069</text:p>
          </table:table-cell>
          <table:table-cell table:formula="of:=[.D117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2366">
            <text:p>1.92366</text:p>
          </table:table-cell>
          <table:table-cell office:value-type="float" office:value="1">
            <text:p>1</text:p>
          </table:table-cell>
          <table:table-cell/>
          <table:table-cell table:formula="of:=[.A118]-[.A117]" office:value-type="float" office:value="0.000689999999999857">
            <text:p>0.00069</text:p>
          </table:table-cell>
          <table:table-cell table:formula="of:=[.D118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2433">
            <text:p>1.92433</text:p>
          </table:table-cell>
          <table:table-cell office:value-type="float" office:value="0">
            <text:p>0</text:p>
          </table:table-cell>
          <table:table-cell/>
          <table:table-cell table:formula="of:=[.A119]-[.A118]" office:value-type="float" office:value="0.00067000000000017">
            <text:p>0.00067</text:p>
          </table:table-cell>
          <table:table-cell table:formula="of:=[.D119]*1000000" office:value-type="float" office:value="670.00000000017">
            <text:p>670.0000000002</text:p>
          </table:table-cell>
        </table:table-row>
        <table:table-row table:style-name="ro1">
          <table:table-cell office:value-type="float" office:value="1.92502">
            <text:p>1.92502</text:p>
          </table:table-cell>
          <table:table-cell office:value-type="float" office:value="1">
            <text:p>1</text:p>
          </table:table-cell>
          <table:table-cell/>
          <table:table-cell table:formula="of:=[.A120]-[.A119]" office:value-type="float" office:value="0.000689999999999857">
            <text:p>0.00069</text:p>
          </table:table-cell>
          <table:table-cell table:formula="of:=[.D120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2569">
            <text:p>1.92569</text:p>
          </table:table-cell>
          <table:table-cell office:value-type="float" office:value="0">
            <text:p>0</text:p>
          </table:table-cell>
          <table:table-cell/>
          <table:table-cell table:formula="of:=[.A121]-[.A120]" office:value-type="float" office:value="0.00067000000000017">
            <text:p>0.00067</text:p>
          </table:table-cell>
          <table:table-cell table:formula="of:=[.D121]*1000000" office:value-type="float" office:value="670.00000000017">
            <text:p>670.0000000002</text:p>
          </table:table-cell>
        </table:table-row>
        <table:table-row table:style-name="ro1">
          <table:table-cell office:value-type="float" office:value="1.92638">
            <text:p>1.92638</text:p>
          </table:table-cell>
          <table:table-cell office:value-type="float" office:value="1">
            <text:p>1</text:p>
          </table:table-cell>
          <table:table-cell/>
          <table:table-cell table:formula="of:=[.A122]-[.A121]" office:value-type="float" office:value="0.000689999999999857">
            <text:p>0.00069</text:p>
          </table:table-cell>
          <table:table-cell table:formula="of:=[.D122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2705">
            <text:p>1.92705</text:p>
          </table:table-cell>
          <table:table-cell office:value-type="float" office:value="0">
            <text:p>0</text:p>
          </table:table-cell>
          <table:table-cell/>
          <table:table-cell table:formula="of:=[.A123]-[.A122]" office:value-type="float" office:value="0.000669999999999948">
            <text:p>0.00067</text:p>
          </table:table-cell>
          <table:table-cell table:formula="of:=[.D123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2774">
            <text:p>1.92774</text:p>
          </table:table-cell>
          <table:table-cell office:value-type="float" office:value="1">
            <text:p>1</text:p>
          </table:table-cell>
          <table:table-cell/>
          <table:table-cell table:formula="of:=[.A124]-[.A123]" office:value-type="float" office:value="0.000690000000000079">
            <text:p>0.00069</text:p>
          </table:table-cell>
          <table:table-cell table:formula="of:=[.D124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2841">
            <text:p>1.92841</text:p>
          </table:table-cell>
          <table:table-cell office:value-type="float" office:value="0">
            <text:p>0</text:p>
          </table:table-cell>
          <table:table-cell/>
          <table:table-cell table:formula="of:=[.A125]-[.A124]" office:value-type="float" office:value="0.000669999999999948">
            <text:p>0.00067</text:p>
          </table:table-cell>
          <table:table-cell table:formula="of:=[.D12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291">
            <text:p>1.9291</text:p>
          </table:table-cell>
          <table:table-cell office:value-type="float" office:value="1">
            <text:p>1</text:p>
          </table:table-cell>
          <table:table-cell/>
          <table:table-cell table:formula="of:=[.A126]-[.A125]" office:value-type="float" office:value="0.000690000000000079">
            <text:p>0.00069</text:p>
          </table:table-cell>
          <table:table-cell table:formula="of:=[.D126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2977">
            <text:p>1.92977</text:p>
          </table:table-cell>
          <table:table-cell office:value-type="float" office:value="0">
            <text:p>0</text:p>
          </table:table-cell>
          <table:table-cell/>
          <table:table-cell table:formula="of:=[.A127]-[.A126]" office:value-type="float" office:value="0.000669999999999948">
            <text:p>0.00067</text:p>
          </table:table-cell>
          <table:table-cell table:formula="of:=[.D127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3045">
            <text:p>1.93045</text:p>
          </table:table-cell>
          <table:table-cell office:value-type="float" office:value="1">
            <text:p>1</text:p>
          </table:table-cell>
          <table:table-cell/>
          <table:table-cell table:formula="of:=[.A128]-[.A127]" office:value-type="float" office:value="0.000680000000000014">
            <text:p>0.00068</text:p>
          </table:table-cell>
          <table:table-cell table:formula="of:=[.D12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113">
            <text:p>1.93113</text:p>
          </table:table-cell>
          <table:table-cell office:value-type="float" office:value="0">
            <text:p>0</text:p>
          </table:table-cell>
          <table:table-cell/>
          <table:table-cell table:formula="of:=[.A129]-[.A128]" office:value-type="float" office:value="0.000680000000000014">
            <text:p>0.00068</text:p>
          </table:table-cell>
          <table:table-cell table:formula="of:=[.D129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181">
            <text:p>1.93181</text:p>
          </table:table-cell>
          <table:table-cell office:value-type="float" office:value="1">
            <text:p>1</text:p>
          </table:table-cell>
          <table:table-cell/>
          <table:table-cell table:formula="of:=[.A130]-[.A129]" office:value-type="float" office:value="0.000680000000000014">
            <text:p>0.00068</text:p>
          </table:table-cell>
          <table:table-cell table:formula="of:=[.D13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249">
            <text:p>1.93249</text:p>
          </table:table-cell>
          <table:table-cell office:value-type="float" office:value="0">
            <text:p>0</text:p>
          </table:table-cell>
          <table:table-cell/>
          <table:table-cell table:formula="of:=[.A131]-[.A130]" office:value-type="float" office:value="0.000680000000000014">
            <text:p>0.00068</text:p>
          </table:table-cell>
          <table:table-cell table:formula="of:=[.D131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317">
            <text:p>1.93317</text:p>
          </table:table-cell>
          <table:table-cell office:value-type="float" office:value="1">
            <text:p>1</text:p>
          </table:table-cell>
          <table:table-cell/>
          <table:table-cell table:formula="of:=[.A132]-[.A131]" office:value-type="float" office:value="0.000680000000000014">
            <text:p>0.00068</text:p>
          </table:table-cell>
          <table:table-cell table:formula="of:=[.D132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387">
            <text:p>1.93387</text:p>
          </table:table-cell>
          <table:table-cell office:value-type="float" office:value="0">
            <text:p>0</text:p>
          </table:table-cell>
          <table:table-cell/>
          <table:table-cell table:formula="of:=[.A133]-[.A132]" office:value-type="float" office:value="0.000700000000000145">
            <text:p>0.0007</text:p>
          </table:table-cell>
          <table:table-cell table:formula="of:=[.D133]*1000000" office:value-type="float" office:value="700.000000000145">
            <text:p>700.0000000001</text:p>
          </table:table-cell>
        </table:table-row>
        <table:table-row table:style-name="ro1">
          <table:table-cell office:value-type="float" office:value="1.93455">
            <text:p>1.93455</text:p>
          </table:table-cell>
          <table:table-cell office:value-type="float" office:value="1">
            <text:p>1</text:p>
          </table:table-cell>
          <table:table-cell/>
          <table:table-cell table:formula="of:=[.A134]-[.A133]" office:value-type="float" office:value="0.000680000000000014">
            <text:p>0.00068</text:p>
          </table:table-cell>
          <table:table-cell table:formula="of:=[.D134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523">
            <text:p>1.93523</text:p>
          </table:table-cell>
          <table:table-cell office:value-type="float" office:value="0">
            <text:p>0</text:p>
          </table:table-cell>
          <table:table-cell/>
          <table:table-cell table:formula="of:=[.A135]-[.A134]" office:value-type="float" office:value="0.000680000000000014">
            <text:p>0.00068</text:p>
          </table:table-cell>
          <table:table-cell table:formula="of:=[.D135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591">
            <text:p>1.93591</text:p>
          </table:table-cell>
          <table:table-cell office:value-type="float" office:value="1">
            <text:p>1</text:p>
          </table:table-cell>
          <table:table-cell/>
          <table:table-cell table:formula="of:=[.A136]-[.A135]" office:value-type="float" office:value="0.000680000000000014">
            <text:p>0.00068</text:p>
          </table:table-cell>
          <table:table-cell table:formula="of:=[.D136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659">
            <text:p>1.93659</text:p>
          </table:table-cell>
          <table:table-cell office:value-type="float" office:value="0">
            <text:p>0</text:p>
          </table:table-cell>
          <table:table-cell/>
          <table:table-cell table:formula="of:=[.A137]-[.A136]" office:value-type="float" office:value="0.000679999999999792">
            <text:p>0.00068</text:p>
          </table:table-cell>
          <table:table-cell table:formula="of:=[.D137]*1000000" office:value-type="float" office:value="679.999999999792">
            <text:p>679.9999999998</text:p>
          </table:table-cell>
        </table:table-row>
        <table:table-row table:style-name="ro1">
          <table:table-cell office:value-type="float" office:value="1.93727">
            <text:p>1.93727</text:p>
          </table:table-cell>
          <table:table-cell office:value-type="float" office:value="1">
            <text:p>1</text:p>
          </table:table-cell>
          <table:table-cell/>
          <table:table-cell table:formula="of:=[.A138]-[.A137]" office:value-type="float" office:value="0.000680000000000014">
            <text:p>0.00068</text:p>
          </table:table-cell>
          <table:table-cell table:formula="of:=[.D13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795">
            <text:p>1.93795</text:p>
          </table:table-cell>
          <table:table-cell office:value-type="float" office:value="0">
            <text:p>0</text:p>
          </table:table-cell>
          <table:table-cell/>
          <table:table-cell table:formula="of:=[.A139]-[.A138]" office:value-type="float" office:value="0.000680000000000014">
            <text:p>0.00068</text:p>
          </table:table-cell>
          <table:table-cell table:formula="of:=[.D139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863">
            <text:p>1.93863</text:p>
          </table:table-cell>
          <table:table-cell office:value-type="float" office:value="1">
            <text:p>1</text:p>
          </table:table-cell>
          <table:table-cell/>
          <table:table-cell table:formula="of:=[.A140]-[.A139]" office:value-type="float" office:value="0.000680000000000014">
            <text:p>0.00068</text:p>
          </table:table-cell>
          <table:table-cell table:formula="of:=[.D14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931">
            <text:p>1.93931</text:p>
          </table:table-cell>
          <table:table-cell office:value-type="float" office:value="0">
            <text:p>0</text:p>
          </table:table-cell>
          <table:table-cell/>
          <table:table-cell table:formula="of:=[.A141]-[.A140]" office:value-type="float" office:value="0.000680000000000014">
            <text:p>0.00068</text:p>
          </table:table-cell>
          <table:table-cell table:formula="of:=[.D141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3999">
            <text:p>1.93999</text:p>
          </table:table-cell>
          <table:table-cell office:value-type="float" office:value="1">
            <text:p>1</text:p>
          </table:table-cell>
          <table:table-cell/>
          <table:table-cell table:formula="of:=[.A142]-[.A141]" office:value-type="float" office:value="0.000680000000000014">
            <text:p>0.00068</text:p>
          </table:table-cell>
          <table:table-cell table:formula="of:=[.D142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4066">
            <text:p>1.94066</text:p>
          </table:table-cell>
          <table:table-cell office:value-type="float" office:value="0">
            <text:p>0</text:p>
          </table:table-cell>
          <table:table-cell/>
          <table:table-cell table:formula="of:=[.A143]-[.A142]" office:value-type="float" office:value="0.000669999999999948">
            <text:p>0.00067</text:p>
          </table:table-cell>
          <table:table-cell table:formula="of:=[.D143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4135">
            <text:p>1.94135</text:p>
          </table:table-cell>
          <table:table-cell office:value-type="float" office:value="1">
            <text:p>1</text:p>
          </table:table-cell>
          <table:table-cell/>
          <table:table-cell table:formula="of:=[.A144]-[.A143]" office:value-type="float" office:value="0.000690000000000079">
            <text:p>0.00069</text:p>
          </table:table-cell>
          <table:table-cell table:formula="of:=[.D144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4202">
            <text:p>1.94202</text:p>
          </table:table-cell>
          <table:table-cell office:value-type="float" office:value="0">
            <text:p>0</text:p>
          </table:table-cell>
          <table:table-cell/>
          <table:table-cell table:formula="of:=[.A145]-[.A144]" office:value-type="float" office:value="0.000669999999999948">
            <text:p>0.00067</text:p>
          </table:table-cell>
          <table:table-cell table:formula="of:=[.D14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4271">
            <text:p>1.94271</text:p>
          </table:table-cell>
          <table:table-cell office:value-type="float" office:value="1">
            <text:p>1</text:p>
          </table:table-cell>
          <table:table-cell/>
          <table:table-cell table:formula="of:=[.A146]-[.A145]" office:value-type="float" office:value="0.000689999999999857">
            <text:p>0.00069</text:p>
          </table:table-cell>
          <table:table-cell table:formula="of:=[.D146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4338">
            <text:p>1.94338</text:p>
          </table:table-cell>
          <table:table-cell office:value-type="float" office:value="0">
            <text:p>0</text:p>
          </table:table-cell>
          <table:table-cell/>
          <table:table-cell table:formula="of:=[.A147]-[.A146]" office:value-type="float" office:value="0.00067000000000017">
            <text:p>0.00067</text:p>
          </table:table-cell>
          <table:table-cell table:formula="of:=[.D147]*1000000" office:value-type="float" office:value="670.00000000017">
            <text:p>670.0000000002</text:p>
          </table:table-cell>
        </table:table-row>
        <table:table-row table:style-name="ro1">
          <table:table-cell office:value-type="float" office:value="1.94407">
            <text:p>1.94407</text:p>
          </table:table-cell>
          <table:table-cell office:value-type="float" office:value="1">
            <text:p>1</text:p>
          </table:table-cell>
          <table:table-cell/>
          <table:table-cell table:formula="of:=[.A148]-[.A147]" office:value-type="float" office:value="0.000689999999999857">
            <text:p>0.00069</text:p>
          </table:table-cell>
          <table:table-cell table:formula="of:=[.D148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4476">
            <text:p>1.94476</text:p>
          </table:table-cell>
          <table:table-cell office:value-type="float" office:value="0">
            <text:p>0</text:p>
          </table:table-cell>
          <table:table-cell/>
          <table:table-cell table:formula="of:=[.A149]-[.A148]" office:value-type="float" office:value="0.000690000000000079">
            <text:p>0.00069</text:p>
          </table:table-cell>
          <table:table-cell table:formula="of:=[.D149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4545">
            <text:p>1.94545</text:p>
          </table:table-cell>
          <table:table-cell office:value-type="float" office:value="1">
            <text:p>1</text:p>
          </table:table-cell>
          <table:table-cell/>
          <table:table-cell table:formula="of:=[.A150]-[.A149]" office:value-type="float" office:value="0.000690000000000079">
            <text:p>0.00069</text:p>
          </table:table-cell>
          <table:table-cell table:formula="of:=[.D150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4612">
            <text:p>1.94612</text:p>
          </table:table-cell>
          <table:table-cell office:value-type="float" office:value="0">
            <text:p>0</text:p>
          </table:table-cell>
          <table:table-cell/>
          <table:table-cell table:formula="of:=[.A151]-[.A150]" office:value-type="float" office:value="0.000669999999999948">
            <text:p>0.00067</text:p>
          </table:table-cell>
          <table:table-cell table:formula="of:=[.D151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4681">
            <text:p>1.94681</text:p>
          </table:table-cell>
          <table:table-cell office:value-type="float" office:value="1">
            <text:p>1</text:p>
          </table:table-cell>
          <table:table-cell/>
          <table:table-cell table:formula="of:=[.A152]-[.A151]" office:value-type="float" office:value="0.000690000000000079">
            <text:p>0.00069</text:p>
          </table:table-cell>
          <table:table-cell table:formula="of:=[.D152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4748">
            <text:p>1.94748</text:p>
          </table:table-cell>
          <table:table-cell office:value-type="float" office:value="0">
            <text:p>0</text:p>
          </table:table-cell>
          <table:table-cell/>
          <table:table-cell table:formula="of:=[.A153]-[.A152]" office:value-type="float" office:value="0.000669999999999948">
            <text:p>0.00067</text:p>
          </table:table-cell>
          <table:table-cell table:formula="of:=[.D153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4817">
            <text:p>1.94817</text:p>
          </table:table-cell>
          <table:table-cell office:value-type="float" office:value="1">
            <text:p>1</text:p>
          </table:table-cell>
          <table:table-cell/>
          <table:table-cell table:formula="of:=[.A154]-[.A153]" office:value-type="float" office:value="0.000690000000000079">
            <text:p>0.00069</text:p>
          </table:table-cell>
          <table:table-cell table:formula="of:=[.D154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4884">
            <text:p>1.94884</text:p>
          </table:table-cell>
          <table:table-cell office:value-type="float" office:value="0">
            <text:p>0</text:p>
          </table:table-cell>
          <table:table-cell/>
          <table:table-cell table:formula="of:=[.A155]-[.A154]" office:value-type="float" office:value="0.000669999999999948">
            <text:p>0.00067</text:p>
          </table:table-cell>
          <table:table-cell table:formula="of:=[.D15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4952">
            <text:p>1.94952</text:p>
          </table:table-cell>
          <table:table-cell office:value-type="float" office:value="1">
            <text:p>1</text:p>
          </table:table-cell>
          <table:table-cell/>
          <table:table-cell table:formula="of:=[.A156]-[.A155]" office:value-type="float" office:value="0.000680000000000014">
            <text:p>0.00068</text:p>
          </table:table-cell>
          <table:table-cell table:formula="of:=[.D156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02">
            <text:p>1.9502</text:p>
          </table:table-cell>
          <table:table-cell office:value-type="float" office:value="0">
            <text:p>0</text:p>
          </table:table-cell>
          <table:table-cell/>
          <table:table-cell table:formula="of:=[.A157]-[.A156]" office:value-type="float" office:value="0.000680000000000014">
            <text:p>0.00068</text:p>
          </table:table-cell>
          <table:table-cell table:formula="of:=[.D157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089">
            <text:p>1.95089</text:p>
          </table:table-cell>
          <table:table-cell office:value-type="float" office:value="1">
            <text:p>1</text:p>
          </table:table-cell>
          <table:table-cell/>
          <table:table-cell table:formula="of:=[.A158]-[.A157]" office:value-type="float" office:value="0.000690000000000079">
            <text:p>0.00069</text:p>
          </table:table-cell>
          <table:table-cell table:formula="of:=[.D158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5156">
            <text:p>1.95156</text:p>
          </table:table-cell>
          <table:table-cell office:value-type="float" office:value="0">
            <text:p>0</text:p>
          </table:table-cell>
          <table:table-cell/>
          <table:table-cell table:formula="of:=[.A159]-[.A158]" office:value-type="float" office:value="0.000669999999999948">
            <text:p>0.00067</text:p>
          </table:table-cell>
          <table:table-cell table:formula="of:=[.D159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5224">
            <text:p>1.95224</text:p>
          </table:table-cell>
          <table:table-cell office:value-type="float" office:value="1">
            <text:p>1</text:p>
          </table:table-cell>
          <table:table-cell/>
          <table:table-cell table:formula="of:=[.A160]-[.A159]" office:value-type="float" office:value="0.000680000000000014">
            <text:p>0.00068</text:p>
          </table:table-cell>
          <table:table-cell table:formula="of:=[.D16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292">
            <text:p>1.95292</text:p>
          </table:table-cell>
          <table:table-cell office:value-type="float" office:value="0">
            <text:p>0</text:p>
          </table:table-cell>
          <table:table-cell/>
          <table:table-cell table:formula="of:=[.A161]-[.A160]" office:value-type="float" office:value="0.000680000000000014">
            <text:p>0.00068</text:p>
          </table:table-cell>
          <table:table-cell table:formula="of:=[.D161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36">
            <text:p>1.9536</text:p>
          </table:table-cell>
          <table:table-cell office:value-type="float" office:value="1">
            <text:p>1</text:p>
          </table:table-cell>
          <table:table-cell/>
          <table:table-cell table:formula="of:=[.A162]-[.A161]" office:value-type="float" office:value="0.000679999999999792">
            <text:p>0.00068</text:p>
          </table:table-cell>
          <table:table-cell table:formula="of:=[.D162]*1000000" office:value-type="float" office:value="679.999999999792">
            <text:p>679.9999999998</text:p>
          </table:table-cell>
        </table:table-row>
        <table:table-row table:style-name="ro1">
          <table:table-cell office:value-type="float" office:value="1.95428">
            <text:p>1.95428</text:p>
          </table:table-cell>
          <table:table-cell office:value-type="float" office:value="0">
            <text:p>0</text:p>
          </table:table-cell>
          <table:table-cell/>
          <table:table-cell table:formula="of:=[.A163]-[.A162]" office:value-type="float" office:value="0.000680000000000236">
            <text:p>0.00068</text:p>
          </table:table-cell>
          <table:table-cell table:formula="of:=[.D163]*1000000" office:value-type="float" office:value="680.000000000236">
            <text:p>680.0000000002</text:p>
          </table:table-cell>
        </table:table-row>
        <table:table-row table:style-name="ro1">
          <table:table-cell office:value-type="float" office:value="1.95496">
            <text:p>1.95496</text:p>
          </table:table-cell>
          <table:table-cell office:value-type="float" office:value="1">
            <text:p>1</text:p>
          </table:table-cell>
          <table:table-cell/>
          <table:table-cell table:formula="of:=[.A164]-[.A163]" office:value-type="float" office:value="0.000679999999999792">
            <text:p>0.00068</text:p>
          </table:table-cell>
          <table:table-cell table:formula="of:=[.D164]*1000000" office:value-type="float" office:value="679.999999999792">
            <text:p>679.9999999998</text:p>
          </table:table-cell>
        </table:table-row>
        <table:table-row table:style-name="ro1">
          <table:table-cell office:value-type="float" office:value="1.95566">
            <text:p>1.95566</text:p>
          </table:table-cell>
          <table:table-cell office:value-type="float" office:value="0">
            <text:p>0</text:p>
          </table:table-cell>
          <table:table-cell/>
          <table:table-cell table:formula="of:=[.A165]-[.A164]" office:value-type="float" office:value="0.000699999999999923">
            <text:p>0.0007</text:p>
          </table:table-cell>
          <table:table-cell table:formula="of:=[.D165]*1000000" office:value-type="float" office:value="699.999999999923">
            <text:p>699.9999999999</text:p>
          </table:table-cell>
        </table:table-row>
        <table:table-row table:style-name="ro1">
          <table:table-cell office:value-type="float" office:value="1.95634">
            <text:p>1.95634</text:p>
          </table:table-cell>
          <table:table-cell office:value-type="float" office:value="1">
            <text:p>1</text:p>
          </table:table-cell>
          <table:table-cell/>
          <table:table-cell table:formula="of:=[.A166]-[.A165]" office:value-type="float" office:value="0.000680000000000014">
            <text:p>0.00068</text:p>
          </table:table-cell>
          <table:table-cell table:formula="of:=[.D166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702">
            <text:p>1.95702</text:p>
          </table:table-cell>
          <table:table-cell office:value-type="float" office:value="0">
            <text:p>0</text:p>
          </table:table-cell>
          <table:table-cell/>
          <table:table-cell table:formula="of:=[.A167]-[.A166]" office:value-type="float" office:value="0.000680000000000014">
            <text:p>0.00068</text:p>
          </table:table-cell>
          <table:table-cell table:formula="of:=[.D167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77">
            <text:p>1.9577</text:p>
          </table:table-cell>
          <table:table-cell office:value-type="float" office:value="1">
            <text:p>1</text:p>
          </table:table-cell>
          <table:table-cell/>
          <table:table-cell table:formula="of:=[.A168]-[.A167]" office:value-type="float" office:value="0.000680000000000014">
            <text:p>0.00068</text:p>
          </table:table-cell>
          <table:table-cell table:formula="of:=[.D16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838">
            <text:p>1.95838</text:p>
          </table:table-cell>
          <table:table-cell office:value-type="float" office:value="0">
            <text:p>0</text:p>
          </table:table-cell>
          <table:table-cell/>
          <table:table-cell table:formula="of:=[.A169]-[.A168]" office:value-type="float" office:value="0.000680000000000014">
            <text:p>0.00068</text:p>
          </table:table-cell>
          <table:table-cell table:formula="of:=[.D169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906">
            <text:p>1.95906</text:p>
          </table:table-cell>
          <table:table-cell office:value-type="float" office:value="1">
            <text:p>1</text:p>
          </table:table-cell>
          <table:table-cell/>
          <table:table-cell table:formula="of:=[.A170]-[.A169]" office:value-type="float" office:value="0.000680000000000014">
            <text:p>0.00068</text:p>
          </table:table-cell>
          <table:table-cell table:formula="of:=[.D17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5974">
            <text:p>1.95974</text:p>
          </table:table-cell>
          <table:table-cell office:value-type="float" office:value="0">
            <text:p>0</text:p>
          </table:table-cell>
          <table:table-cell/>
          <table:table-cell table:formula="of:=[.A171]-[.A170]" office:value-type="float" office:value="0.000680000000000014">
            <text:p>0.00068</text:p>
          </table:table-cell>
          <table:table-cell table:formula="of:=[.D171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6042">
            <text:p>1.96042</text:p>
          </table:table-cell>
          <table:table-cell office:value-type="float" office:value="1">
            <text:p>1</text:p>
          </table:table-cell>
          <table:table-cell/>
          <table:table-cell table:formula="of:=[.A172]-[.A171]" office:value-type="float" office:value="0.000680000000000014">
            <text:p>0.00068</text:p>
          </table:table-cell>
          <table:table-cell table:formula="of:=[.D172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611">
            <text:p>1.9611</text:p>
          </table:table-cell>
          <table:table-cell office:value-type="float" office:value="0">
            <text:p>0</text:p>
          </table:table-cell>
          <table:table-cell/>
          <table:table-cell table:formula="of:=[.A173]-[.A172]" office:value-type="float" office:value="0.000680000000000014">
            <text:p>0.00068</text:p>
          </table:table-cell>
          <table:table-cell table:formula="of:=[.D173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6178">
            <text:p>1.96178</text:p>
          </table:table-cell>
          <table:table-cell office:value-type="float" office:value="1">
            <text:p>1</text:p>
          </table:table-cell>
          <table:table-cell/>
          <table:table-cell table:formula="of:=[.A174]-[.A173]" office:value-type="float" office:value="0.000680000000000014">
            <text:p>0.00068</text:p>
          </table:table-cell>
          <table:table-cell table:formula="of:=[.D174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6245">
            <text:p>1.96245</text:p>
          </table:table-cell>
          <table:table-cell office:value-type="float" office:value="0">
            <text:p>0</text:p>
          </table:table-cell>
          <table:table-cell/>
          <table:table-cell table:formula="of:=[.A175]-[.A174]" office:value-type="float" office:value="0.000669999999999948">
            <text:p>0.00067</text:p>
          </table:table-cell>
          <table:table-cell table:formula="of:=[.D17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6314">
            <text:p>1.96314</text:p>
          </table:table-cell>
          <table:table-cell office:value-type="float" office:value="1">
            <text:p>1</text:p>
          </table:table-cell>
          <table:table-cell/>
          <table:table-cell table:formula="of:=[.A176]-[.A175]" office:value-type="float" office:value="0.000690000000000079">
            <text:p>0.00069</text:p>
          </table:table-cell>
          <table:table-cell table:formula="of:=[.D176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6506">
            <text:p>1.96506</text:p>
          </table:table-cell>
          <table:table-cell office:value-type="float" office:value="0">
            <text:p>0</text:p>
          </table:table-cell>
          <table:table-cell/>
          <table:table-cell table:formula="of:=[.A177]-[.A176]" office:value-type="float" office:value="0.00191999999999992">
            <text:p>0.00192</text:p>
          </table:table-cell>
          <table:table-cell table:formula="of:=[.D177]*1000000" office:value-type="float" office:value="1919.99999999992">
            <text:p>1919.9999999999</text:p>
          </table:table-cell>
        </table:table-row>
        <table:table-row table:style-name="ro1">
          <table:table-cell office:value-type="float" office:value="1.96574">
            <text:p>1.96574</text:p>
          </table:table-cell>
          <table:table-cell office:value-type="float" office:value="1">
            <text:p>1</text:p>
          </table:table-cell>
          <table:table-cell/>
          <table:table-cell table:formula="of:=[.A178]-[.A177]" office:value-type="float" office:value="0.000680000000000014">
            <text:p>0.00068</text:p>
          </table:table-cell>
          <table:table-cell table:formula="of:=[.D17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6766">
            <text:p>1.96766</text:p>
          </table:table-cell>
          <table:table-cell office:value-type="float" office:value="0">
            <text:p>0</text:p>
          </table:table-cell>
          <table:table-cell/>
          <table:table-cell table:formula="of:=[.A179]-[.A178]" office:value-type="float" office:value="0.00191999999999992">
            <text:p>0.00192</text:p>
          </table:table-cell>
          <table:table-cell table:formula="of:=[.D179]*1000000" office:value-type="float" office:value="1919.99999999992">
            <text:p>1919.9999999999</text:p>
          </table:table-cell>
        </table:table-row>
        <table:table-row table:style-name="ro1">
          <table:table-cell office:value-type="float" office:value="1.96834">
            <text:p>1.96834</text:p>
          </table:table-cell>
          <table:table-cell office:value-type="float" office:value="1">
            <text:p>1</text:p>
          </table:table-cell>
          <table:table-cell/>
          <table:table-cell table:formula="of:=[.A180]-[.A179]" office:value-type="float" office:value="0.000680000000000014">
            <text:p>0.00068</text:p>
          </table:table-cell>
          <table:table-cell table:formula="of:=[.D18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7028">
            <text:p>1.97028</text:p>
          </table:table-cell>
          <table:table-cell office:value-type="float" office:value="0">
            <text:p>0</text:p>
          </table:table-cell>
          <table:table-cell/>
          <table:table-cell table:formula="of:=[.A181]-[.A180]" office:value-type="float" office:value="0.00194000000000005">
            <text:p>0.00194</text:p>
          </table:table-cell>
          <table:table-cell table:formula="of:=[.D181]*1000000" office:value-type="float" office:value="1940.00000000005">
            <text:p>1940.0000000001</text:p>
          </table:table-cell>
        </table:table-row>
        <table:table-row table:style-name="ro1">
          <table:table-cell office:value-type="float" office:value="1.97097">
            <text:p>1.97097</text:p>
          </table:table-cell>
          <table:table-cell office:value-type="float" office:value="1">
            <text:p>1</text:p>
          </table:table-cell>
          <table:table-cell/>
          <table:table-cell table:formula="of:=[.A182]-[.A181]" office:value-type="float" office:value="0.000690000000000079">
            <text:p>0.00069</text:p>
          </table:table-cell>
          <table:table-cell table:formula="of:=[.D182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7289">
            <text:p>1.97289</text:p>
          </table:table-cell>
          <table:table-cell office:value-type="float" office:value="0">
            <text:p>0</text:p>
          </table:table-cell>
          <table:table-cell/>
          <table:table-cell table:formula="of:=[.A183]-[.A182]" office:value-type="float" office:value="0.00191999999999992">
            <text:p>0.00192</text:p>
          </table:table-cell>
          <table:table-cell table:formula="of:=[.D183]*1000000" office:value-type="float" office:value="1919.99999999992">
            <text:p>1919.9999999999</text:p>
          </table:table-cell>
        </table:table-row>
        <table:table-row table:style-name="ro1">
          <table:table-cell office:value-type="float" office:value="1.97357">
            <text:p>1.97357</text:p>
          </table:table-cell>
          <table:table-cell office:value-type="float" office:value="1">
            <text:p>1</text:p>
          </table:table-cell>
          <table:table-cell/>
          <table:table-cell table:formula="of:=[.A184]-[.A183]" office:value-type="float" office:value="0.000680000000000014">
            <text:p>0.00068</text:p>
          </table:table-cell>
          <table:table-cell table:formula="of:=[.D184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7424">
            <text:p>1.97424</text:p>
          </table:table-cell>
          <table:table-cell office:value-type="float" office:value="0">
            <text:p>0</text:p>
          </table:table-cell>
          <table:table-cell/>
          <table:table-cell table:formula="of:=[.A185]-[.A184]" office:value-type="float" office:value="0.000669999999999948">
            <text:p>0.00067</text:p>
          </table:table-cell>
          <table:table-cell table:formula="of:=[.D185]*1000000" office:value-type="float" office:value="669.999999999948">
            <text:p>669.9999999999</text:p>
          </table:table-cell>
        </table:table-row>
        <table:table-row table:style-name="ro1">
          <table:table-cell office:value-type="float" office:value="1.97493">
            <text:p>1.97493</text:p>
          </table:table-cell>
          <table:table-cell office:value-type="float" office:value="1">
            <text:p>1</text:p>
          </table:table-cell>
          <table:table-cell/>
          <table:table-cell table:formula="of:=[.A186]-[.A185]" office:value-type="float" office:value="0.000690000000000079">
            <text:p>0.00069</text:p>
          </table:table-cell>
          <table:table-cell table:formula="of:=[.D186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7685">
            <text:p>1.97685</text:p>
          </table:table-cell>
          <table:table-cell office:value-type="float" office:value="0">
            <text:p>0</text:p>
          </table:table-cell>
          <table:table-cell/>
          <table:table-cell table:formula="of:=[.A187]-[.A186]" office:value-type="float" office:value="0.00192000000000014">
            <text:p>0.00192</text:p>
          </table:table-cell>
          <table:table-cell table:formula="of:=[.D187]*1000000" office:value-type="float" office:value="1920.00000000014">
            <text:p>1920.0000000002</text:p>
          </table:table-cell>
        </table:table-row>
        <table:table-row table:style-name="ro1">
          <table:table-cell office:value-type="float" office:value="1.97753">
            <text:p>1.97753</text:p>
          </table:table-cell>
          <table:table-cell office:value-type="float" office:value="1">
            <text:p>1</text:p>
          </table:table-cell>
          <table:table-cell/>
          <table:table-cell table:formula="of:=[.A188]-[.A187]" office:value-type="float" office:value="0.000680000000000014">
            <text:p>0.00068</text:p>
          </table:table-cell>
          <table:table-cell table:formula="of:=[.D18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7821">
            <text:p>1.97821</text:p>
          </table:table-cell>
          <table:table-cell office:value-type="float" office:value="0">
            <text:p>0</text:p>
          </table:table-cell>
          <table:table-cell/>
          <table:table-cell table:formula="of:=[.A189]-[.A188]" office:value-type="float" office:value="0.000680000000000014">
            <text:p>0.00068</text:p>
          </table:table-cell>
          <table:table-cell table:formula="of:=[.D189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7889">
            <text:p>1.97889</text:p>
          </table:table-cell>
          <table:table-cell office:value-type="float" office:value="1">
            <text:p>1</text:p>
          </table:table-cell>
          <table:table-cell/>
          <table:table-cell table:formula="of:=[.A190]-[.A189]" office:value-type="float" office:value="0.000679999999999792">
            <text:p>0.00068</text:p>
          </table:table-cell>
          <table:table-cell table:formula="of:=[.D190]*1000000" office:value-type="float" office:value="679.999999999792">
            <text:p>679.9999999998</text:p>
          </table:table-cell>
        </table:table-row>
        <table:table-row table:style-name="ro1">
          <table:table-cell office:value-type="float" office:value="1.97957">
            <text:p>1.97957</text:p>
          </table:table-cell>
          <table:table-cell office:value-type="float" office:value="0">
            <text:p>0</text:p>
          </table:table-cell>
          <table:table-cell/>
          <table:table-cell table:formula="of:=[.A191]-[.A190]" office:value-type="float" office:value="0.000680000000000014">
            <text:p>0.00068</text:p>
          </table:table-cell>
          <table:table-cell table:formula="of:=[.D191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025">
            <text:p>1.98025</text:p>
          </table:table-cell>
          <table:table-cell office:value-type="float" office:value="1">
            <text:p>1</text:p>
          </table:table-cell>
          <table:table-cell/>
          <table:table-cell table:formula="of:=[.A192]-[.A191]" office:value-type="float" office:value="0.000680000000000014">
            <text:p>0.00068</text:p>
          </table:table-cell>
          <table:table-cell table:formula="of:=[.D192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093">
            <text:p>1.98093</text:p>
          </table:table-cell>
          <table:table-cell office:value-type="float" office:value="0">
            <text:p>0</text:p>
          </table:table-cell>
          <table:table-cell/>
          <table:table-cell table:formula="of:=[.A193]-[.A192]" office:value-type="float" office:value="0.000680000000000014">
            <text:p>0.00068</text:p>
          </table:table-cell>
          <table:table-cell table:formula="of:=[.D193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161">
            <text:p>1.98161</text:p>
          </table:table-cell>
          <table:table-cell office:value-type="float" office:value="1">
            <text:p>1</text:p>
          </table:table-cell>
          <table:table-cell/>
          <table:table-cell table:formula="of:=[.A194]-[.A193]" office:value-type="float" office:value="0.000680000000000014">
            <text:p>0.00068</text:p>
          </table:table-cell>
          <table:table-cell table:formula="of:=[.D194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229">
            <text:p>1.98229</text:p>
          </table:table-cell>
          <table:table-cell office:value-type="float" office:value="0">
            <text:p>0</text:p>
          </table:table-cell>
          <table:table-cell/>
          <table:table-cell table:formula="of:=[.A195]-[.A194]" office:value-type="float" office:value="0.000680000000000014">
            <text:p>0.00068</text:p>
          </table:table-cell>
          <table:table-cell table:formula="of:=[.D195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297">
            <text:p>1.98297</text:p>
          </table:table-cell>
          <table:table-cell office:value-type="float" office:value="1">
            <text:p>1</text:p>
          </table:table-cell>
          <table:table-cell/>
          <table:table-cell table:formula="of:=[.A196]-[.A195]" office:value-type="float" office:value="0.000680000000000014">
            <text:p>0.00068</text:p>
          </table:table-cell>
          <table:table-cell table:formula="of:=[.D196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366">
            <text:p>1.98366</text:p>
          </table:table-cell>
          <table:table-cell office:value-type="float" office:value="0">
            <text:p>0</text:p>
          </table:table-cell>
          <table:table-cell/>
          <table:table-cell table:formula="of:=[.A197]-[.A196]" office:value-type="float" office:value="0.000689999999999857">
            <text:p>0.00069</text:p>
          </table:table-cell>
          <table:table-cell table:formula="of:=[.D197]*1000000" office:value-type="float" office:value="689.999999999857">
            <text:p>689.9999999999</text:p>
          </table:table-cell>
        </table:table-row>
        <table:table-row table:style-name="ro1">
          <table:table-cell office:value-type="float" office:value="1.98435">
            <text:p>1.98435</text:p>
          </table:table-cell>
          <table:table-cell office:value-type="float" office:value="1">
            <text:p>1</text:p>
          </table:table-cell>
          <table:table-cell/>
          <table:table-cell table:formula="of:=[.A198]-[.A197]" office:value-type="float" office:value="0.000690000000000079">
            <text:p>0.00069</text:p>
          </table:table-cell>
          <table:table-cell table:formula="of:=[.D198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8627">
            <text:p>1.98627</text:p>
          </table:table-cell>
          <table:table-cell office:value-type="float" office:value="0">
            <text:p>0</text:p>
          </table:table-cell>
          <table:table-cell/>
          <table:table-cell table:formula="of:=[.A199]-[.A198]" office:value-type="float" office:value="0.00192000000000014">
            <text:p>0.00192</text:p>
          </table:table-cell>
          <table:table-cell table:formula="of:=[.D199]*1000000" office:value-type="float" office:value="1920.00000000014">
            <text:p>1920.0000000002</text:p>
          </table:table-cell>
        </table:table-row>
        <table:table-row table:style-name="ro1">
          <table:table-cell office:value-type="float" office:value="1.98695">
            <text:p>1.98695</text:p>
          </table:table-cell>
          <table:table-cell office:value-type="float" office:value="1">
            <text:p>1</text:p>
          </table:table-cell>
          <table:table-cell/>
          <table:table-cell table:formula="of:=[.A200]-[.A199]" office:value-type="float" office:value="0.000680000000000014">
            <text:p>0.00068</text:p>
          </table:table-cell>
          <table:table-cell table:formula="of:=[.D200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8887">
            <text:p>1.98887</text:p>
          </table:table-cell>
          <table:table-cell office:value-type="float" office:value="0">
            <text:p>0</text:p>
          </table:table-cell>
          <table:table-cell/>
          <table:table-cell table:formula="of:=[.A201]-[.A200]" office:value-type="float" office:value="0.0019199999999997">
            <text:p>0.00192</text:p>
          </table:table-cell>
          <table:table-cell table:formula="of:=[.D201]*1000000" office:value-type="float" office:value="1919.9999999997">
            <text:p>1919.9999999997</text:p>
          </table:table-cell>
        </table:table-row>
        <table:table-row table:style-name="ro1">
          <table:table-cell office:value-type="float" office:value="1.98955">
            <text:p>1.98955</text:p>
          </table:table-cell>
          <table:table-cell office:value-type="float" office:value="1">
            <text:p>1</text:p>
          </table:table-cell>
          <table:table-cell/>
          <table:table-cell table:formula="of:=[.A202]-[.A201]" office:value-type="float" office:value="0.000680000000000014">
            <text:p>0.00068</text:p>
          </table:table-cell>
          <table:table-cell table:formula="of:=[.D202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9147">
            <text:p>1.99147</text:p>
          </table:table-cell>
          <table:table-cell office:value-type="float" office:value="0">
            <text:p>0</text:p>
          </table:table-cell>
          <table:table-cell/>
          <table:table-cell table:formula="of:=[.A203]-[.A202]" office:value-type="float" office:value="0.00192000000000014">
            <text:p>0.00192</text:p>
          </table:table-cell>
          <table:table-cell table:formula="of:=[.D203]*1000000" office:value-type="float" office:value="1920.00000000014">
            <text:p>1920.0000000002</text:p>
          </table:table-cell>
        </table:table-row>
        <table:table-row table:style-name="ro1">
          <table:table-cell office:value-type="float" office:value="1.99216">
            <text:p>1.99216</text:p>
          </table:table-cell>
          <table:table-cell office:value-type="float" office:value="1">
            <text:p>1</text:p>
          </table:table-cell>
          <table:table-cell/>
          <table:table-cell table:formula="of:=[.A204]-[.A203]" office:value-type="float" office:value="0.000690000000000079">
            <text:p>0.00069</text:p>
          </table:table-cell>
          <table:table-cell table:formula="of:=[.D204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1.99408">
            <text:p>1.99408</text:p>
          </table:table-cell>
          <table:table-cell office:value-type="float" office:value="0">
            <text:p>0</text:p>
          </table:table-cell>
          <table:table-cell/>
          <table:table-cell table:formula="of:=[.A205]-[.A204]" office:value-type="float" office:value="0.00191999999999992">
            <text:p>0.00192</text:p>
          </table:table-cell>
          <table:table-cell table:formula="of:=[.D205]*1000000" office:value-type="float" office:value="1919.99999999992">
            <text:p>1919.9999999999</text:p>
          </table:table-cell>
        </table:table-row>
        <table:table-row table:style-name="ro1">
          <table:table-cell office:value-type="float" office:value="1.99476">
            <text:p>1.99476</text:p>
          </table:table-cell>
          <table:table-cell office:value-type="float" office:value="1">
            <text:p>1</text:p>
          </table:table-cell>
          <table:table-cell/>
          <table:table-cell table:formula="of:=[.A206]-[.A205]" office:value-type="float" office:value="0.000680000000000014">
            <text:p>0.00068</text:p>
          </table:table-cell>
          <table:table-cell table:formula="of:=[.D206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9544">
            <text:p>1.99544</text:p>
          </table:table-cell>
          <table:table-cell office:value-type="float" office:value="0">
            <text:p>0</text:p>
          </table:table-cell>
          <table:table-cell/>
          <table:table-cell table:formula="of:=[.A207]-[.A206]" office:value-type="float" office:value="0.000680000000000014">
            <text:p>0.00068</text:p>
          </table:table-cell>
          <table:table-cell table:formula="of:=[.D207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9612">
            <text:p>1.99612</text:p>
          </table:table-cell>
          <table:table-cell office:value-type="float" office:value="1">
            <text:p>1</text:p>
          </table:table-cell>
          <table:table-cell/>
          <table:table-cell table:formula="of:=[.A208]-[.A207]" office:value-type="float" office:value="0.000680000000000014">
            <text:p>0.00068</text:p>
          </table:table-cell>
          <table:table-cell table:formula="of:=[.D208]*1000000" office:value-type="float" office:value="680.000000000014">
            <text:p>680</text:p>
          </table:table-cell>
        </table:table-row>
        <table:table-row table:style-name="ro1">
          <table:table-cell office:value-type="float" office:value="1.99804">
            <text:p>1.99804</text:p>
          </table:table-cell>
          <table:table-cell office:value-type="float" office:value="0">
            <text:p>0</text:p>
          </table:table-cell>
          <table:table-cell/>
          <table:table-cell table:formula="of:=[.A209]-[.A208]" office:value-type="float" office:value="0.00191999999999992">
            <text:p>0.00192</text:p>
          </table:table-cell>
          <table:table-cell table:formula="of:=[.D209]*1000000" office:value-type="float" office:value="1919.99999999992">
            <text:p>1919.9999999999</text:p>
          </table:table-cell>
        </table:table-row>
        <table:table-row table:style-name="ro1">
          <table:table-cell office:value-type="float" office:value="1.99872">
            <text:p>1.99872</text:p>
          </table:table-cell>
          <table:table-cell office:value-type="float" office:value="1">
            <text:p>1</text:p>
          </table:table-cell>
          <table:table-cell/>
          <table:table-cell table:formula="of:=[.A210]-[.A209]" office:value-type="float" office:value="0.000680000000000014">
            <text:p>0.00068</text:p>
          </table:table-cell>
          <table:table-cell table:formula="of:=[.D210]*1000000" office:value-type="float" office:value="680.000000000014">
            <text:p>680</text:p>
          </table:table-cell>
        </table:table-row>
        <table:table-row table:style-name="ro1">
          <table:table-cell office:value-type="float" office:value="2.00064">
            <text:p>2.00064</text:p>
          </table:table-cell>
          <table:table-cell office:value-type="float" office:value="0">
            <text:p>0</text:p>
          </table:table-cell>
          <table:table-cell/>
          <table:table-cell table:formula="of:=[.A211]-[.A210]" office:value-type="float" office:value="0.00192000000000014">
            <text:p>0.00192</text:p>
          </table:table-cell>
          <table:table-cell table:formula="of:=[.D211]*1000000" office:value-type="float" office:value="1920.00000000014">
            <text:p>1920.0000000002</text:p>
          </table:table-cell>
        </table:table-row>
        <table:table-row table:style-name="ro1">
          <table:table-cell office:value-type="float" office:value="2.00133">
            <text:p>2.00133</text:p>
          </table:table-cell>
          <table:table-cell office:value-type="float" office:value="1">
            <text:p>1</text:p>
          </table:table-cell>
          <table:table-cell/>
          <table:table-cell table:formula="of:=[.A212]-[.A211]" office:value-type="float" office:value="0.000689999999999635">
            <text:p>0.00069</text:p>
          </table:table-cell>
          <table:table-cell table:formula="of:=[.D212]*1000000" office:value-type="float" office:value="689.999999999635">
            <text:p>689.9999999996</text:p>
          </table:table-cell>
        </table:table-row>
        <table:table-row table:style-name="ro1">
          <table:table-cell office:value-type="float" office:value="2.00202">
            <text:p>2.00202</text:p>
          </table:table-cell>
          <table:table-cell office:value-type="float" office:value="0">
            <text:p>0</text:p>
          </table:table-cell>
          <table:table-cell/>
          <table:table-cell table:formula="of:=[.A213]-[.A212]" office:value-type="float" office:value="0.000690000000000079">
            <text:p>0.00069</text:p>
          </table:table-cell>
          <table:table-cell table:formula="of:=[.D213]*1000000" office:value-type="float" office:value="690.000000000079">
            <text:p>690.0000000001</text:p>
          </table:table-cell>
        </table:table-row>
        <table:table-row table:style-name="ro1">
          <table:table-cell office:value-type="float" office:value="2.0027">
            <text:p>2.0027</text:p>
          </table:table-cell>
          <table:table-cell office:value-type="float" office:value="1">
            <text:p>1</text:p>
          </table:table-cell>
          <table:table-cell/>
          <table:table-cell table:formula="of:=[.A214]-[.A213]" office:value-type="float" office:value="0.000680000000000014">
            <text:p>0.00068</text:p>
          </table:table-cell>
          <table:table-cell table:formula="of:=[.D214]*1000000" office:value-type="float" office:value="680.000000000014">
            <text:p>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5T10:47:30.46</dc:date>
    <meta:document-statistic meta:table-count="1" meta:cell-count="850" meta:object-count="0"/>
    <meta:generator>LibreOffice/4.0.3.3$Windows_x86 LibreOffice_project/0eaa50a932c8f2199a615e1eb30f7ac74279539</meta:generator>
  </office:meta>
</office:document-meta>
</file>